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fo:font-size="13pt" style:text-underline-style="none" fo:font-weight="normal" officeooo:rsid="000cd212" officeooo:paragraph-rsid="000cd212" style:font-size-asian="13pt" style:font-weight-asian="normal" style:font-size-complex="13pt" style:font-weight-complex="normal"/>
    </style:style>
    <style:style style:name="P2" style:family="paragraph" style:parent-style-name="Standard">
      <style:paragraph-properties fo:line-height="150%"/>
      <style:text-properties fo:color="#000000" fo:font-size="13pt" style:text-underline-style="none" fo:font-weight="normal" officeooo:rsid="001db8b9" officeooo:paragraph-rsid="001fa827" fo:background-color="transparent" style:font-size-asian="13pt" style:font-weight-asian="normal" style:font-size-complex="13pt" style:font-weight-complex="normal"/>
    </style:style>
    <style:style style:name="P3" style:family="paragraph" style:parent-style-name="Standard">
      <style:paragraph-properties fo:line-height="150%"/>
      <style:text-properties fo:color="#000000" style:font-name="Times New Roman" fo:font-size="12pt" style:text-underline-style="none" fo:font-weight="normal" officeooo:rsid="00177eb6" officeooo:paragraph-rsid="00177eb6" fo:background-color="#ffffff" style:font-size-asian="12pt" style:font-weight-asian="normal" style:font-size-complex="12pt" style:font-weight-complex="normal"/>
    </style:style>
    <style:style style:name="P4" style:family="paragraph" style:parent-style-name="Standard">
      <style:paragraph-properties fo:line-height="150%"/>
      <style:text-properties fo:color="#000000" style:font-name="Times New Roman" fo:font-size="12pt" style:text-underline-style="none" fo:font-weight="normal" officeooo:rsid="0019174d" officeooo:paragraph-rsid="0019174d" fo:background-color="#ffffff" style:font-size-asian="12pt" style:font-weight-asian="normal" style:font-size-complex="12pt" style:font-weight-complex="normal"/>
    </style:style>
    <style:style style:name="P5" style:family="paragraph" style:parent-style-name="Standard">
      <style:paragraph-properties fo:line-height="150%"/>
      <style:text-properties fo:color="#000000" style:font-name="Times New Roman" fo:font-size="12pt" style:text-underline-style="none" fo:font-weight="normal" officeooo:rsid="001b5664" officeooo:paragraph-rsid="001b5664" fo:background-color="transparent" style:font-size-asian="12pt" style:font-weight-asian="normal" style:font-size-complex="12pt" style:font-weight-complex="normal"/>
    </style:style>
    <style:style style:name="P6" style:family="paragraph" style:parent-style-name="Standard">
      <style:paragraph-properties fo:line-height="150%"/>
      <style:text-properties fo:color="#000000" style:font-name="Times New Roman" fo:font-size="12pt" style:text-underline-style="solid" style:text-underline-width="auto" style:text-underline-color="font-color" fo:font-weight="normal" officeooo:rsid="001b5664" officeooo:paragraph-rsid="001b5664" fo:background-color="#ffff00" style:font-size-asian="12pt" style:font-weight-asian="normal" style:font-size-complex="12pt" style:font-weight-complex="normal"/>
    </style:style>
    <style:style style:name="P7" style:family="paragraph" style:parent-style-name="Standard">
      <style:paragraph-properties fo:line-height="150%"/>
      <style:text-properties fo:color="#000000" style:font-name="Times New Roman" fo:font-size="12pt" style:text-underline-style="solid" style:text-underline-width="auto" style:text-underline-color="font-color" fo:font-weight="normal" officeooo:rsid="0021646a" officeooo:paragraph-rsid="0021646a" fo:background-color="transparent" style:font-size-asian="12pt" style:font-weight-asian="normal" style:font-size-complex="12pt" style:font-weight-complex="normal"/>
    </style:style>
    <style:style style:name="P8" style:family="paragraph" style:parent-style-name="Standard">
      <style:paragraph-properties fo:line-height="150%"/>
      <style:text-properties fo:color="#000000" style:font-name="Times New Roman" fo:font-size="12pt" style:text-underline-style="solid" style:text-underline-width="auto" style:text-underline-color="font-color" fo:font-weight="bold" officeooo:rsid="001c7a92" officeooo:paragraph-rsid="001c7a92" fo:background-color="transparent" style:font-size-asian="12pt" style:font-weight-asian="bold" style:font-size-complex="12pt" style:font-weight-complex="bold"/>
    </style:style>
    <style:style style:name="P9" style:family="paragraph" style:parent-style-name="Standard">
      <style:paragraph-properties fo:line-height="150%"/>
      <style:text-properties fo:color="#000000" style:font-name="Times New Roman" fo:font-size="12pt" fo:font-style="normal" style:text-underline-style="none" fo:font-weight="normal" officeooo:rsid="001b5664" officeooo:paragraph-rsid="001b5664" fo:background-color="transparent" style:font-size-asian="12pt" style:font-style-asian="normal" style:font-weight-asian="normal" style:font-size-complex="12pt" style:font-weight-complex="normal"/>
    </style:style>
    <style:style style:name="P10" style:family="paragraph" style:parent-style-name="Standard">
      <style:paragraph-properties fo:line-height="150%"/>
      <style:text-properties fo:color="#000000" style:font-name="Times New Roman" fo:font-size="12pt" fo:font-style="normal" style:text-underline-style="none" fo:font-weight="normal" officeooo:rsid="001b5664" officeooo:paragraph-rsid="001c7a92" fo:background-color="transparent" style:font-size-asian="12pt" style:font-style-asian="normal" style:font-weight-asian="normal" style:font-size-complex="12pt" style:font-weight-complex="normal"/>
    </style:style>
    <style:style style:name="P11" style:family="paragraph" style:parent-style-name="Standard">
      <style:paragraph-properties fo:line-height="150%"/>
      <style:text-properties fo:color="#000000" style:font-name="Times New Roman" fo:font-size="12pt" fo:font-style="normal" style:text-underline-style="none" fo:font-weight="normal" officeooo:rsid="001c7a92" officeooo:paragraph-rsid="001c7a92" fo:background-color="transparent" style:font-size-asian="12pt" style:font-style-asian="normal" style:font-weight-asian="normal" style:font-size-complex="12pt" style:font-weight-complex="normal"/>
    </style:style>
    <style:style style:name="P12" style:family="paragraph" style:parent-style-name="Standard">
      <style:paragraph-properties fo:line-height="150%"/>
      <style:text-properties fo:color="#000000" style:font-name="Times New Roman" fo:font-size="12pt" fo:font-style="normal" style:text-underline-style="none" fo:font-weight="normal" officeooo:rsid="001c9acc" officeooo:paragraph-rsid="001c9acc" fo:background-color="transparent" style:font-size-asian="12pt" style:font-style-asian="normal" style:font-weight-asian="normal" style:font-size-complex="12pt" style:font-weight-complex="normal"/>
    </style:style>
    <style:style style:name="P13" style:family="paragraph" style:parent-style-name="Standard">
      <style:paragraph-properties fo:line-height="150%"/>
      <style:text-properties fo:color="#000000" style:font-name="Times New Roman" fo:font-size="12pt" fo:font-style="normal" style:text-underline-style="none" fo:font-weight="normal" officeooo:rsid="001db8b9" officeooo:paragraph-rsid="001db8b9" fo:background-color="transparent" style:font-size-asian="12pt" style:font-style-asian="normal" style:font-weight-asian="normal" style:font-size-complex="12pt" style:font-weight-complex="normal"/>
    </style:style>
    <style:style style:name="P14" style:family="paragraph" style:parent-style-name="Standard">
      <style:paragraph-properties fo:line-height="150%"/>
      <style:text-properties fo:color="#000000" style:font-name="Times New Roman" fo:font-size="12pt" fo:font-style="normal" style:text-underline-style="none" fo:font-weight="normal" officeooo:rsid="001db8b9" officeooo:paragraph-rsid="001fa827" fo:background-color="transparent" style:font-size-asian="12pt" style:font-style-asian="normal" style:font-weight-asian="normal" style:font-size-complex="12pt" style:font-weight-complex="normal"/>
    </style:style>
    <style:style style:name="P15" style:family="paragraph" style:parent-style-name="Standard">
      <style:paragraph-properties fo:line-height="150%"/>
      <style:text-properties fo:color="#000000" style:font-name="Times New Roman" fo:font-size="12pt" fo:font-style="normal" style:text-underline-style="none" fo:font-weight="normal" officeooo:rsid="001fc51b" officeooo:paragraph-rsid="001fa827" fo:background-color="transparent" style:font-size-asian="12pt" style:font-style-asian="normal" style:font-weight-asian="normal" style:font-size-complex="12pt" style:font-weight-complex="normal"/>
    </style:style>
    <style:style style:name="P16" style:family="paragraph" style:parent-style-name="Standard">
      <style:paragraph-properties fo:line-height="150%"/>
      <style:text-properties fo:color="#000000" style:font-name="Times New Roman" fo:font-size="12pt" fo:font-style="normal" style:text-underline-style="none" fo:font-weight="normal" officeooo:rsid="0021646a" officeooo:paragraph-rsid="0021646a" fo:background-color="transparent" style:font-size-asian="12pt" style:font-style-asian="normal" style:font-weight-asian="normal" style:font-size-complex="12pt" style:font-weight-complex="normal"/>
    </style:style>
    <style:style style:name="P17" style:family="paragraph" style:parent-style-name="Standard">
      <style:paragraph-properties fo:line-height="150%"/>
      <style:text-properties fo:color="#000000" style:font-name="Times New Roman" fo:font-size="12pt" fo:font-style="normal" style:text-underline-style="none" fo:font-weight="normal" officeooo:rsid="0028d9c1" officeooo:paragraph-rsid="0028d9c1" fo:background-color="transparent" style:font-size-asian="12pt" style:font-style-asian="normal" style:font-weight-asian="normal" style:font-size-complex="12pt" style:font-weight-complex="normal"/>
    </style:style>
    <style:style style:name="P18" style:family="paragraph" style:parent-style-name="Standard">
      <style:paragraph-properties fo:line-height="150%"/>
      <style:text-properties fo:color="#000000" style:font-name="Times New Roman" fo:font-size="12pt" fo:font-style="normal" style:text-underline-style="none" fo:font-weight="normal" officeooo:rsid="00296c75" officeooo:paragraph-rsid="00296c75" fo:background-color="transparent" style:font-size-asian="12pt" style:font-style-asian="normal" style:font-weight-asian="normal" style:font-size-complex="12pt" style:font-weight-complex="normal"/>
    </style:style>
    <style:style style:name="P19" style:family="paragraph" style:parent-style-name="Standard">
      <style:paragraph-properties fo:line-height="150%"/>
      <style:text-properties fo:color="#000000" style:font-name="Times New Roman" fo:font-size="12pt" fo:font-style="normal" style:text-underline-style="none" fo:font-weight="normal" officeooo:rsid="002ada98" officeooo:paragraph-rsid="002ada98" fo:background-color="transparent" style:font-size-asian="12pt" style:font-style-asian="normal" style:font-weight-asian="normal" style:font-size-complex="12pt" style:font-weight-complex="normal"/>
    </style:style>
    <style:style style:name="P20" style:family="paragraph" style:parent-style-name="Standard">
      <style:paragraph-properties fo:line-height="150%"/>
      <style:text-properties fo:color="#000000" style:font-name="Times New Roman" fo:font-size="12pt" fo:font-style="normal" style:text-underline-style="none" fo:font-weight="normal" officeooo:rsid="002c4b54" officeooo:paragraph-rsid="002c4b54" fo:background-color="transparent" style:font-size-asian="12pt" style:font-style-asian="normal" style:font-weight-asian="normal" style:font-size-complex="12pt" style:font-weight-complex="normal"/>
    </style:style>
    <style:style style:name="P21" style:family="paragraph" style:parent-style-name="Standard">
      <style:paragraph-properties fo:line-height="150%"/>
      <style:text-properties fo:color="#000000" style:font-name="Times New Roman" fo:font-size="12pt" fo:font-style="normal" style:text-underline-style="none" fo:font-weight="normal" officeooo:rsid="002f8bd1" officeooo:paragraph-rsid="002f8bd1" fo:background-color="transparent" style:font-size-asian="12pt" style:font-style-asian="normal" style:font-weight-asian="normal" style:font-size-complex="12pt" style:font-weight-complex="normal"/>
    </style:style>
    <style:style style:name="P22" style:family="paragraph" style:parent-style-name="Standard">
      <style:paragraph-properties fo:line-height="150%"/>
      <style:text-properties fo:color="#000000" style:font-name="Times New Roman" fo:font-size="12pt" fo:font-style="normal" style:text-underline-style="none" fo:font-weight="normal" officeooo:rsid="003008f5" officeooo:paragraph-rsid="003008f5" fo:background-color="transparent" style:font-size-asian="12pt" style:font-style-asian="normal" style:font-weight-asian="normal" style:font-size-complex="12pt" style:font-weight-complex="normal"/>
    </style:style>
    <style:style style:name="P23" style:family="paragraph" style:parent-style-name="Standard">
      <style:paragraph-properties fo:line-height="150%"/>
      <style:text-properties fo:color="#000000" style:font-name="Times New Roman" fo:font-size="12pt" fo:font-style="normal" style:text-underline-style="none" fo:font-weight="normal" officeooo:rsid="00319ecc" officeooo:paragraph-rsid="00319ecc" fo:background-color="transparent" style:font-size-asian="12pt" style:font-style-asian="normal" style:font-weight-asian="normal" style:font-size-complex="12pt" style:font-weight-complex="normal"/>
    </style:style>
    <style:style style:name="P24" style:family="paragraph" style:parent-style-name="Standard">
      <style:paragraph-properties fo:line-height="150%"/>
      <style:text-properties fo:color="#000000" style:font-name="Times New Roman" fo:font-size="12pt" fo:font-style="normal" style:text-underline-style="none" fo:font-weight="normal" officeooo:rsid="0028d9c1" officeooo:paragraph-rsid="0028d9c1" fo:background-color="#ffff00" style:font-size-asian="12pt" style:font-style-asian="normal" style:font-weight-asian="normal" style:font-size-complex="12pt" style:font-weight-complex="normal"/>
    </style:style>
    <style:style style:name="P25" style:family="paragraph" style:parent-style-name="Standard">
      <style:paragraph-properties fo:line-height="150%"/>
      <style:text-properties fo:color="#000000" style:font-name="Times New Roman" fo:font-size="12pt" fo:font-style="normal" style:text-underline-style="solid" style:text-underline-width="auto" style:text-underline-color="font-color" fo:font-weight="bold" officeooo:rsid="001c7a92" officeooo:paragraph-rsid="001c7a92" fo:background-color="transparent" style:font-size-asian="12pt" style:font-style-asian="normal" style:font-weight-asian="bold" style:font-size-complex="12pt" style:font-weight-complex="bold"/>
    </style:style>
    <style:style style:name="P26" style:family="paragraph" style:parent-style-name="Standard">
      <style:paragraph-properties fo:line-height="150%"/>
      <style:text-properties fo:color="#000000" style:font-name="Times New Roman" fo:font-size="12pt" fo:font-style="normal" style:text-underline-style="solid" style:text-underline-width="auto" style:text-underline-color="font-color" fo:font-weight="bold" officeooo:rsid="00296c75" officeooo:paragraph-rsid="00296c75" fo:background-color="transparent" style:font-size-asian="12pt" style:font-style-asian="normal" style:font-weight-asian="bold" style:font-size-complex="12pt" style:font-weight-complex="bold"/>
    </style:style>
    <style:style style:name="P27" style:family="paragraph" style:parent-style-name="Standard">
      <style:paragraph-properties fo:line-height="150%"/>
      <style:text-properties fo:color="#000000" style:font-name="Times New Roman" fo:font-size="12pt" fo:font-style="normal" style:text-underline-style="solid" style:text-underline-width="auto" style:text-underline-color="font-color" fo:font-weight="bold" officeooo:rsid="00351728" officeooo:paragraph-rsid="00351728" fo:background-color="transparent" style:font-size-asian="12pt" style:font-style-asian="normal" style:font-weight-asian="bold" style:font-size-complex="12pt" style:font-weight-complex="bold"/>
    </style:style>
    <style:style style:name="P28" style:family="paragraph" style:parent-style-name="Standard">
      <style:paragraph-properties fo:line-height="150%"/>
      <style:text-properties fo:color="#000000" style:font-name="Times New Roman" fo:font-size="12pt" fo:font-style="normal" style:text-underline-style="solid" style:text-underline-width="auto" style:text-underline-color="font-color" fo:font-weight="normal" officeooo:rsid="0021646a" officeooo:paragraph-rsid="0021646a" fo:background-color="transparent" style:font-size-asian="12pt" style:font-style-asian="normal" style:font-weight-asian="normal" style:font-size-complex="12pt" style:font-weight-complex="normal"/>
    </style:style>
    <style:style style:name="P29" style:family="paragraph" style:parent-style-name="Standard">
      <style:paragraph-properties fo:line-height="150%"/>
      <style:text-properties fo:color="#000000" style:font-name="Times New Roman" fo:font-size="12pt" fo:font-style="normal" style:text-underline-style="solid" style:text-underline-width="auto" style:text-underline-color="font-color" fo:font-weight="normal" officeooo:rsid="002ada98" officeooo:paragraph-rsid="002ada98" fo:background-color="transparent" style:font-size-asian="12pt" style:font-style-asian="normal" style:font-weight-asian="normal" style:font-size-complex="12pt" style:font-weight-complex="normal"/>
    </style:style>
    <style:style style:name="P30" style:family="paragraph" style:parent-style-name="Standard">
      <style:paragraph-properties fo:line-height="150%"/>
      <style:text-properties fo:color="#000000" style:font-name="Times New Roman" fo:font-size="12pt" fo:font-style="normal" style:text-underline-style="solid" style:text-underline-width="auto" style:text-underline-color="font-color" fo:font-weight="normal" officeooo:rsid="002a5a3a" officeooo:paragraph-rsid="002a5a3a" fo:background-color="transparent" style:font-size-asian="12pt" style:font-style-asian="normal" style:font-weight-asian="normal" style:font-size-complex="12pt" style:font-weight-complex="normal"/>
    </style:style>
    <style:style style:name="P31" style:family="paragraph" style:parent-style-name="Standard">
      <style:paragraph-properties fo:line-height="150%"/>
      <style:text-properties fo:color="#000000" style:font-name="Times New Roman" fo:font-size="14pt" fo:font-style="normal" style:text-underline-style="solid" style:text-underline-width="auto" style:text-underline-color="font-color" fo:font-weight="bold" officeooo:rsid="00351728" officeooo:paragraph-rsid="00351728" fo:background-color="transparent" style:font-size-asian="14pt" style:font-style-asian="normal" style:font-weight-asian="bold" style:font-size-complex="14pt" style:font-weight-complex="bold"/>
    </style:style>
    <style:style style:name="P32" style:family="paragraph" style:parent-style-name="Standard">
      <style:paragraph-properties fo:line-height="150%"/>
      <style:text-properties fo:color="#000000" style:font-name="Times New Roman" fo:font-size="14pt" fo:font-style="normal" style:text-underline-style="none" fo:font-weight="normal" officeooo:rsid="00351728" officeooo:paragraph-rsid="00351728" fo:background-color="transparent" style:font-size-asian="14pt" style:font-style-asian="normal" style:font-weight-asian="normal" style:font-size-complex="14pt" style:font-weight-complex="normal"/>
    </style:style>
    <style:style style:name="P33" style:family="paragraph" style:parent-style-name="Standard">
      <style:paragraph-properties fo:line-height="150%"/>
      <style:text-properties style:font-name="Times New Roman" fo:font-size="12pt" style:text-underline-style="none" fo:font-weight="normal" officeooo:rsid="00149891" officeooo:paragraph-rsid="00149891" fo:background-color="transparent" style:font-size-asian="12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Times New Roman" fo:font-size="12pt" style:text-underline-style="none" fo:font-weight="normal" officeooo:rsid="00149891" officeooo:paragraph-rsid="00149891" fo:background-color="transparent" style:font-size-asian="12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style:text-underline-style="none" fo:font-weight="normal" officeooo:rsid="0015350e" officeooo:paragraph-rsid="0015350e" fo:background-color="transparent"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style:text-underline-style="none" fo:font-weight="normal" officeooo:rsid="00172993" officeooo:paragraph-rsid="00172993" fo:background-color="transparent" style:font-size-asian="12pt" style:font-weight-asian="normal" style:font-size-complex="12pt" style:font-weight-complex="normal"/>
    </style:style>
    <style:style style:name="P37" style:family="paragraph" style:parent-style-name="Standard">
      <style:paragraph-properties fo:line-height="150%"/>
      <style:text-properties style:font-name="Times New Roman" fo:font-size="12pt" style:text-underline-style="none" fo:font-weight="normal" officeooo:rsid="0003fdeb" officeooo:paragraph-rsid="0003fdeb" style:font-size-asian="12pt" style:font-weight-asian="normal" style:font-size-complex="12pt" style:font-weight-complex="normal"/>
    </style:style>
    <style:style style:name="P38" style:family="paragraph" style:parent-style-name="Standard">
      <style:paragraph-properties fo:line-height="150%"/>
      <style:text-properties style:font-name="Times New Roman" fo:font-size="12pt" style:text-underline-style="none" fo:font-weight="normal" officeooo:rsid="000adc8a" officeooo:paragraph-rsid="000adc8a" style:font-size-asian="12pt" style:font-weight-asian="normal" style:font-size-complex="12pt" style:font-weight-complex="normal"/>
    </style:style>
    <style:style style:name="P39" style:family="paragraph" style:parent-style-name="Standard">
      <style:paragraph-properties fo:line-height="150%"/>
      <style:text-properties style:font-name="Times New Roman" fo:font-size="12pt" style:text-underline-style="none" fo:font-weight="normal" officeooo:rsid="0009c321" officeooo:paragraph-rsid="0009c321" style:font-size-asian="12pt" style:font-weight-asian="normal" style:font-size-complex="12pt" style:font-weight-complex="normal"/>
    </style:style>
    <style:style style:name="P40" style:family="paragraph" style:parent-style-name="Standard">
      <style:paragraph-properties fo:line-height="150%"/>
      <style:text-properties style:font-name="Times New Roman" fo:font-size="12pt" style:text-underline-style="none" fo:font-weight="normal" officeooo:rsid="000cd212" officeooo:paragraph-rsid="000cd212" style:font-size-asian="12pt" style:font-weight-asian="normal" style:font-size-complex="12pt" style:font-weight-complex="normal"/>
    </style:style>
    <style:style style:name="P41" style:family="paragraph" style:parent-style-name="Standard">
      <style:paragraph-properties fo:line-height="150%"/>
      <style:text-properties style:font-name="Times New Roman" fo:font-size="12pt" style:text-underline-style="none" fo:font-weight="normal" officeooo:rsid="000e77bf" officeooo:paragraph-rsid="000cd212" style:font-size-asian="12pt" style:font-weight-asian="normal" style:font-size-complex="12pt" style:font-weight-complex="normal"/>
    </style:style>
    <style:style style:name="P42" style:family="paragraph" style:parent-style-name="Standard">
      <style:paragraph-properties fo:line-height="150%"/>
      <style:text-properties style:font-name="Times New Roman" fo:font-size="12pt" style:text-underline-style="none" fo:font-weight="normal" officeooo:rsid="000edb4f" officeooo:paragraph-rsid="000edb4f" style:font-size-asian="12pt" style:font-weight-asian="normal" style:font-size-complex="12pt" style:font-weight-complex="normal"/>
    </style:style>
    <style:style style:name="P43" style:family="paragraph" style:parent-style-name="Standard">
      <style:paragraph-properties fo:line-height="150%"/>
      <style:text-properties style:font-name="Times New Roman" fo:font-size="12pt" style:text-underline-style="none" fo:font-weight="normal" officeooo:rsid="0009c321" officeooo:paragraph-rsid="0009c321" fo:background-color="#ffd8ce" style:font-size-asian="12pt" style:font-weight-asian="normal" style:font-size-complex="12pt" style:font-weight-complex="normal"/>
    </style:style>
    <style:style style:name="P44" style:family="paragraph" style:parent-style-name="Standard">
      <style:paragraph-properties fo:line-height="150%"/>
      <style:text-properties style:font-name="Times New Roman" fo:font-size="12pt" style:text-underline-style="none" fo:font-weight="normal" officeooo:rsid="000adc8a" officeooo:paragraph-rsid="000adc8a" fo:background-color="#ffd8ce" style:font-size-asian="12pt" style:font-weight-asian="normal" style:font-size-complex="12pt" style:font-weight-complex="normal"/>
    </style:style>
    <style:style style:name="P45" style:family="paragraph" style:parent-style-name="Standard">
      <style:paragraph-properties fo:line-height="150%"/>
      <style:text-properties style:font-name="Times New Roman" fo:font-size="12pt" style:text-underline-style="none" fo:font-weight="normal" officeooo:rsid="0011314d" officeooo:paragraph-rsid="0011314d" fo:background-color="#ffff00" style:font-size-asian="12pt" style:font-weight-asian="normal" style:font-size-complex="12pt" style:font-weight-complex="normal"/>
    </style:style>
    <style:style style:name="P46" style:family="paragraph" style:parent-style-name="Standard">
      <style:paragraph-properties fo:line-height="150%"/>
      <style:text-properties style:font-name="Times New Roman" fo:font-size="12pt" style:text-underline-style="none" fo:font-weight="bold" officeooo:rsid="0010448e" officeooo:paragraph-rsid="0010448e" fo:background-color="#ffff00" style:font-size-asian="12pt" style:font-weight-asian="bold" style:font-size-complex="12pt" style:font-weight-complex="bold"/>
    </style:style>
    <style:style style:name="P47" style:family="paragraph" style:parent-style-name="Standard">
      <style:paragraph-properties fo:line-height="150%" fo:text-align="center" style:justify-single-word="false"/>
      <style:text-properties style:font-name="Times New Roman" fo:font-size="12pt" style:text-underline-style="none" fo:font-weight="bold" officeooo:rsid="00149891" officeooo:paragraph-rsid="00149891" fo:background-color="transparent" style:font-size-asian="12pt" style:font-weight-asian="bold" style:font-size-complex="12pt" style:font-weight-complex="bold"/>
    </style:style>
    <style:style style:name="P48" style:family="paragraph" style:parent-style-name="Standard">
      <style:paragraph-properties fo:line-height="150%" fo:text-align="start" style:justify-single-word="false"/>
      <style:text-properties style:font-name="Times New Roman" fo:font-size="12pt" style:text-underline-style="none" fo:font-weight="bold" officeooo:rsid="00149891" officeooo:paragraph-rsid="00149891" fo:background-color="transparent" style:font-size-asian="12pt" style:font-weight-asian="bold" style:font-size-complex="12pt" style:font-weight-complex="bold"/>
    </style:style>
    <style:style style:name="P49" style:family="paragraph" style:parent-style-name="Standard">
      <style:paragraph-properties fo:line-height="150%" fo:text-align="start" style:justify-single-word="false"/>
      <style:text-properties style:font-name="Times New Roman" fo:font-size="12pt" style:text-underline-style="solid" style:text-underline-width="auto" style:text-underline-color="font-color" fo:font-weight="normal" officeooo:rsid="00172993" officeooo:paragraph-rsid="00172993" fo:background-color="transparent" style:font-size-asian="12pt" style:font-weight-asian="normal" style:font-size-complex="12pt" style:font-weight-complex="normal"/>
    </style:style>
    <style:style style:name="P50" style:family="paragraph" style:parent-style-name="Standard">
      <style:paragraph-properties fo:line-height="150%"/>
      <style:text-properties style:font-name="Times New Roman" fo:font-size="12pt" style:text-underline-style="solid" style:text-underline-width="auto" style:text-underline-color="font-color" fo:font-weight="bold" officeooo:rsid="0003fdeb" officeooo:paragraph-rsid="0003fdeb" style:font-size-asian="12pt" style:font-weight-asian="bold" style:font-size-complex="12pt" style:font-weight-complex="bold"/>
    </style:style>
    <style:style style:name="P51" style:family="paragraph" style:parent-style-name="Standard">
      <style:paragraph-properties fo:line-height="150%"/>
      <style:text-properties style:font-name="Times New Roman" fo:font-size="12pt" style:text-underline-style="solid" style:text-underline-width="auto" style:text-underline-color="font-color" fo:font-weight="bold" officeooo:rsid="000aeff2" officeooo:paragraph-rsid="000aeff2" style:font-size-asian="12pt" style:font-weight-asian="bold" style:font-size-complex="12pt" style:font-weight-complex="bold"/>
    </style:style>
    <style:style style:name="P52" style:family="paragraph" style:parent-style-name="Standard">
      <style:paragraph-properties fo:line-height="150%"/>
      <style:text-properties style:font-name="Times New Roman" fo:font-size="12pt" style:text-underline-style="solid" style:text-underline-width="auto" style:text-underline-color="font-color" fo:font-weight="bold" officeooo:rsid="0009c321" officeooo:paragraph-rsid="0009c321" fo:background-color="#ffd8ce" style:font-size-asian="12pt" style:font-weight-asian="bold" style:font-size-complex="12pt" style:font-weight-complex="bold"/>
    </style:style>
    <style:style style:name="P53" style:family="paragraph" style:parent-style-name="Standard">
      <style:paragraph-properties fo:line-height="150%"/>
      <style:text-properties style:font-name="Times New Roman" fo:font-size="12pt" officeooo:rsid="000735b1" officeooo:paragraph-rsid="000735b1" fo:background-color="#ffd8ce" style:font-size-asian="12pt" style:font-size-complex="12pt"/>
    </style:style>
    <style:style style:name="P54" style:family="paragraph" style:parent-style-name="Standard">
      <style:paragraph-properties fo:line-height="150%"/>
      <style:text-properties fo:color="#c9211e" style:font-name="Times New Roman" fo:font-size="12pt" style:text-underline-style="none" fo:font-weight="bold" officeooo:rsid="00177eb6" officeooo:paragraph-rsid="00177eb6" fo:background-color="#ffff00" style:font-size-asian="12pt" style:font-weight-asian="bold" style:font-size-complex="12pt" style:font-weight-complex="bold"/>
    </style:style>
    <style:style style:name="P55" style:family="paragraph" style:parent-style-name="Standard">
      <style:paragraph-properties fo:line-height="150%"/>
      <style:text-properties officeooo:paragraph-rsid="0019174d"/>
    </style:style>
    <style:style style:name="P56" style:family="paragraph" style:parent-style-name="Text_20_body">
      <style:paragraph-properties fo:line-height="150%"/>
      <style:text-properties fo:color="#000000" style:font-name="Times New Roman" fo:font-size="12pt" style:text-underline-style="none" fo:font-weight="normal" officeooo:rsid="0019174d" officeooo:paragraph-rsid="0019174d" fo:background-color="#ffffff" style:font-size-asian="12pt" style:font-weight-asian="normal" style:font-size-complex="12pt" style:font-weight-complex="normal"/>
    </style:style>
    <style:style style:name="P57" style:family="paragraph" style:parent-style-name="Text_20_body">
      <style:paragraph-properties fo:line-height="150%"/>
      <style:text-properties style:font-name="Times New Roman" fo:font-size="12pt" style:font-size-asian="12pt" style:font-size-complex="12pt"/>
    </style:style>
    <style:style style:name="P58" style:family="paragraph" style:parent-style-name="Preformatted_20_Text">
      <style:paragraph-properties fo:line-height="150%"/>
      <style:text-properties style:font-name="Times New Roman" fo:font-size="12pt" style:font-size-asian="12pt" style:font-size-complex="12pt"/>
    </style:style>
    <style:style style:name="P59" style:family="paragraph" style:parent-style-name="Preformatted_20_Text">
      <style:paragraph-properties fo:line-height="150%"/>
    </style:style>
    <style:style style:name="P60" style:family="paragraph" style:parent-style-name="Preformatted_20_Text">
      <style:paragraph-properties fo:margin-top="0in" fo:margin-bottom="0.1965in" loext:contextual-spacing="false" fo:line-height="150%"/>
    </style:style>
    <style:style style:name="P61" style:family="paragraph" style:parent-style-name="Standard" style:list-style-name="L1">
      <style:paragraph-properties fo:line-height="150%"/>
      <style:text-properties style:font-name="Times New Roman" fo:font-size="12pt" style:text-underline-style="none" fo:font-weight="normal" officeooo:rsid="0003fdeb" officeooo:paragraph-rsid="0003fdeb" style:font-size-asian="12pt" style:font-weight-asian="normal" style:font-size-complex="12pt" style:font-weight-complex="normal"/>
    </style:style>
    <style:style style:name="P62" style:family="paragraph" style:parent-style-name="Standard" style:list-style-name="L2">
      <style:paragraph-properties fo:line-height="150%"/>
      <style:text-properties style:font-name="Times New Roman" fo:font-size="12pt" style:text-underline-style="none" fo:font-weight="normal" officeooo:rsid="00056653" officeooo:paragraph-rsid="00056653" style:font-size-asian="12pt" style:font-weight-asian="normal" style:font-size-complex="12pt" style:font-weight-complex="normal"/>
    </style:style>
    <style:style style:name="P63" style:family="paragraph" style:parent-style-name="Standard" style:list-style-name="L4">
      <style:paragraph-properties fo:line-height="150%"/>
      <style:text-properties style:font-name="Times New Roman" fo:font-size="12pt" style:text-underline-style="none" fo:font-weight="normal" officeooo:rsid="000b7f88" officeooo:paragraph-rsid="0009c321" style:font-size-asian="12pt" style:font-weight-asian="normal" style:font-size-complex="12pt" style:font-weight-complex="normal"/>
    </style:style>
    <style:style style:name="P64" style:family="paragraph" style:parent-style-name="Standard" style:list-style-name="L5">
      <style:paragraph-properties fo:line-height="150%"/>
      <style:text-properties style:font-name="Times New Roman" fo:font-size="12pt" style:text-underline-style="none" fo:font-weight="normal" officeooo:rsid="000b7f88" officeooo:paragraph-rsid="0009c321" style:font-size-asian="12pt" style:font-weight-asian="normal" style:font-size-complex="12pt" style:font-weight-complex="normal"/>
    </style:style>
    <style:style style:name="P65" style:family="paragraph" style:parent-style-name="Standard" style:list-style-name="L6">
      <style:paragraph-properties fo:line-height="150%"/>
      <style:text-properties style:font-name="Times New Roman" fo:font-size="12pt" style:text-underline-style="none" fo:font-weight="normal" officeooo:rsid="000cd212" officeooo:paragraph-rsid="000cd212" style:font-size-asian="12pt" style:font-weight-asian="normal" style:font-size-complex="12pt" style:font-weight-complex="normal"/>
    </style:style>
    <style:style style:name="P66" style:family="paragraph" style:parent-style-name="Standard" style:list-style-name="L7">
      <style:paragraph-properties fo:line-height="150%"/>
      <style:text-properties style:font-name="Times New Roman" fo:font-size="12pt" style:text-underline-style="none" fo:font-weight="normal" officeooo:rsid="000edb4f" officeooo:paragraph-rsid="000edb4f" style:font-size-asian="12pt" style:font-weight-asian="normal" style:font-size-complex="12pt" style:font-weight-complex="normal"/>
    </style:style>
    <style:style style:name="P67" style:family="paragraph" style:parent-style-name="Standard" style:list-style-name="L3">
      <style:paragraph-properties fo:line-height="150%"/>
      <style:text-properties style:font-name="Times New Roman" fo:font-size="12pt" style:text-underline-style="none" fo:font-weight="normal" officeooo:rsid="0009c321" officeooo:paragraph-rsid="0009c321" fo:background-color="#ffd8ce" style:font-size-asian="12pt" style:font-weight-asian="normal" style:font-size-complex="12pt" style:font-weight-complex="normal"/>
    </style:style>
    <style:style style:name="P68" style:family="paragraph" style:parent-style-name="Standard" style:list-style-name="L8">
      <style:paragraph-properties fo:line-height="150%"/>
      <style:text-properties style:font-name="Times New Roman" fo:font-size="12pt" style:text-underline-style="none" fo:font-weight="normal" officeooo:rsid="0010448e" officeooo:paragraph-rsid="0010448e" fo:background-color="#ffff00" style:font-size-asian="12pt" style:font-weight-asian="normal" style:font-size-complex="12pt" style:font-weight-complex="normal"/>
    </style:style>
    <style:style style:name="P69" style:family="paragraph" style:parent-style-name="Standard" style:list-style-name="L8">
      <style:paragraph-properties fo:line-height="150%"/>
      <style:text-properties style:font-name="Times New Roman" fo:font-size="12pt" style:text-underline-style="none" fo:font-weight="normal" officeooo:rsid="0011314d" officeooo:paragraph-rsid="0011314d" fo:background-color="#ffff00" style:font-size-asian="12pt" style:font-weight-asian="normal" style:font-size-complex="12pt" style:font-weight-complex="normal"/>
    </style:style>
    <style:style style:name="P70" style:family="paragraph" style:parent-style-name="Standard" style:list-style-name="L9">
      <style:paragraph-properties fo:line-height="150%" fo:text-align="start" style:justify-single-word="false"/>
      <style:text-properties style:font-name="Times New Roman" fo:font-size="12pt" style:text-underline-style="none" fo:font-weight="normal" officeooo:rsid="0015350e" officeooo:paragraph-rsid="0015350e" fo:background-color="transparent" style:font-size-asian="12pt" style:font-weight-asian="normal" style:font-size-complex="12pt" style:font-weight-complex="normal"/>
    </style:style>
    <style:style style:name="P71" style:family="paragraph" style:parent-style-name="Standard" style:list-style-name="L2">
      <style:paragraph-properties fo:line-height="150%"/>
      <style:text-properties style:font-name="Times New Roman" fo:font-size="12pt" style:text-underline-style="solid" style:text-underline-width="auto" style:text-underline-color="font-color" fo:font-weight="bold" officeooo:rsid="00056653" officeooo:paragraph-rsid="00056653" style:font-size-asian="12pt" style:font-weight-asian="bold" style:font-size-complex="12pt" style:font-weight-complex="bold"/>
    </style:style>
    <style:style style:name="P72" style:family="paragraph" style:parent-style-name="Standard" style:list-style-name="L2">
      <style:paragraph-properties fo:line-height="150%"/>
      <style:text-properties style:font-name="Times New Roman" fo:font-size="12pt" style:text-underline-style="solid" style:text-underline-width="auto" style:text-underline-color="font-color" fo:font-weight="bold" officeooo:rsid="0003fdeb" officeooo:paragraph-rsid="0003fdeb" style:font-size-asian="12pt" style:font-weight-asian="bold" style:font-size-complex="12pt" style:font-weight-complex="bold"/>
    </style:style>
    <style:style style:name="P73" style:family="paragraph" style:parent-style-name="Standard" style:list-style-name="L2">
      <style:paragraph-properties fo:line-height="150%"/>
      <style:text-properties style:font-name="Times New Roman" fo:font-size="12pt" officeooo:rsid="000735b1" officeooo:paragraph-rsid="000735b1" style:font-size-asian="12pt" style:font-size-complex="12pt"/>
    </style:style>
    <style:style style:name="P74" style:family="paragraph" style:parent-style-name="Standard" style:list-style-name="L14">
      <style:paragraph-properties fo:line-height="150%"/>
      <style:text-properties style:font-name="Times New Roman" fo:font-size="12pt" style:font-size-asian="12pt" style:font-size-complex="12pt"/>
    </style:style>
    <style:style style:name="P75" style:family="paragraph" style:parent-style-name="Standard" style:list-style-name="L14">
      <style:paragraph-properties fo:line-height="150%"/>
      <style:text-properties style:font-name="Times New Roman" fo:font-size="12pt" officeooo:paragraph-rsid="001c7a92" style:font-size-asian="12pt" style:font-size-complex="12pt"/>
    </style:style>
    <style:style style:name="P76" style:family="paragraph" style:parent-style-name="Standard" style:list-style-name="L21">
      <style:paragraph-properties fo:line-height="150%"/>
      <style:text-properties style:font-name="Times New Roman" fo:font-size="12pt" style:font-size-asian="12pt" style:font-size-complex="12pt"/>
    </style:style>
    <style:style style:name="P77" style:family="paragraph" style:parent-style-name="Standard" style:list-style-name="L16">
      <style:paragraph-properties fo:line-height="150%"/>
      <style:text-properties style:font-name="Times New Roman" fo:font-size="12pt" fo:font-style="normal" fo:font-weight="bold" officeooo:rsid="00222132" officeooo:paragraph-rsid="00222132" fo:background-color="#ffff00" style:font-size-asian="12pt" style:font-style-asian="normal" style:font-weight-asian="bold" style:font-size-complex="12pt" style:font-weight-complex="bold"/>
    </style:style>
    <style:style style:name="P78" style:family="paragraph" style:parent-style-name="Standard" style:list-style-name="L16">
      <style:paragraph-properties fo:line-height="150%"/>
      <style:text-properties style:font-name="Times New Roman" fo:font-size="12pt" fo:font-style="normal" fo:font-weight="normal" officeooo:rsid="00222132" officeooo:paragraph-rsid="00222132" fo:background-color="transparent" style:font-size-asian="12pt" style:font-style-asian="normal" style:font-weight-asian="normal" style:font-size-complex="12pt" style:font-weight-complex="normal"/>
    </style:style>
    <style:style style:name="P79" style:family="paragraph" style:parent-style-name="Standard" style:list-style-name="L16">
      <style:paragraph-properties fo:line-height="150%"/>
      <style:text-properties style:font-name="Times New Roman" fo:font-size="12pt" fo:font-style="normal" fo:font-weight="normal" officeooo:rsid="00222132" officeooo:paragraph-rsid="0023d3a6" fo:background-color="transparent" style:font-size-asian="12pt" style:font-style-asian="normal" style:font-weight-asian="normal" style:font-size-complex="12pt" style:font-weight-complex="normal"/>
    </style:style>
    <style:style style:name="P80" style:family="paragraph" style:parent-style-name="Standard" style:list-style-name="L16">
      <style:paragraph-properties fo:line-height="150%"/>
      <style:text-properties style:font-name="Times New Roman" fo:font-size="12pt" fo:font-style="normal" fo:font-weight="normal" officeooo:rsid="00222132" officeooo:paragraph-rsid="00241ecf" fo:background-color="transparent" style:font-size-asian="12pt" style:font-style-asian="normal" style:font-weight-asian="normal" style:font-size-complex="12pt" style:font-weight-complex="normal"/>
    </style:style>
    <style:style style:name="P81" style:family="paragraph" style:parent-style-name="Standard" style:list-style-name="L16">
      <style:paragraph-properties fo:line-height="150%"/>
      <style:text-properties style:font-name="Times New Roman" fo:font-size="12pt" fo:font-style="normal" officeooo:rsid="00222132" officeooo:paragraph-rsid="00241ecf" style:font-size-asian="12pt" style:font-style-asian="normal" style:font-size-complex="12pt"/>
    </style:style>
    <style:style style:name="P82" style:family="paragraph" style:parent-style-name="Standard" style:list-style-name="L2">
      <style:paragraph-properties fo:line-height="150%"/>
      <style:text-properties style:text-underline-style="solid" style:text-underline-width="auto" style:text-underline-color="font-color" fo:font-weight="bold" officeooo:rsid="00056653" officeooo:paragraph-rsid="00056653" style:font-weight-asian="bold" style:font-weight-complex="bold"/>
    </style:style>
    <style:style style:name="P83" style:family="paragraph" style:parent-style-name="Standard" style:list-style-name="L2">
      <style:paragraph-properties fo:line-height="150%"/>
      <style:text-properties style:text-line-through-style="none" style:text-line-through-type="none" style:font-name="Times New Roman" fo:font-size="12pt" style:text-underline-style="none" fo:font-weight="normal" officeooo:rsid="00056653" officeooo:paragraph-rsid="00056653" style:font-size-asian="12pt" style:font-weight-asian="normal" style:font-size-complex="12pt" style:font-weight-complex="normal"/>
    </style:style>
    <style:style style:name="P84" style:family="paragraph" style:parent-style-name="Standard" style:list-style-name="L2">
      <style:paragraph-properties fo:line-height="150%"/>
      <style:text-properties style:text-line-through-style="none" style:text-line-through-type="none" style:font-name="Times New Roman" fo:font-size="12pt" style:text-underline-style="none" fo:font-weight="normal" officeooo:rsid="0006c2f9" officeooo:paragraph-rsid="0006c2f9" style:font-size-asian="12pt" style:font-weight-asian="normal" style:font-size-complex="12pt" style:font-weight-complex="normal"/>
    </style:style>
    <style:style style:name="P85" style:family="paragraph" style:parent-style-name="Standard" style:list-style-name="L2">
      <style:paragraph-properties fo:line-height="150%"/>
      <style:text-properties style:text-line-through-style="none" style:text-line-through-type="none" style:font-name="Times New Roman" fo:font-size="12pt" style:text-underline-style="none" fo:font-weight="normal" officeooo:rsid="0006cf0e" officeooo:paragraph-rsid="0006cf0e" style:font-size-asian="12pt" style:font-weight-asian="normal" style:font-size-complex="12pt" style:font-weight-complex="normal"/>
    </style:style>
    <style:style style:name="P86" style:family="paragraph" style:parent-style-name="Standard" style:list-style-name="L8">
      <style:paragraph-properties fo:line-height="150%"/>
      <style:text-properties style:use-window-font-color="true" style:font-name="Times New Roman" fo:font-size="12pt" style:text-underline-style="none" fo:font-weight="normal" officeooo:rsid="0011314d" officeooo:paragraph-rsid="0011314d" fo:background-color="#ffff00" style:font-size-asian="12pt" style:font-weight-asian="normal" style:font-size-complex="12pt" style:font-weight-complex="normal"/>
    </style:style>
    <style:style style:name="P87" style:family="paragraph" style:parent-style-name="Standard" style:list-style-name="L10">
      <style:paragraph-properties fo:line-height="150%"/>
      <style:text-properties fo:color="#000000" style:font-name="Times New Roman" fo:font-size="12pt" style:text-underline-style="none" fo:font-weight="normal" officeooo:rsid="00177eb6" officeooo:paragraph-rsid="00177eb6" fo:background-color="#ffffff" style:font-size-asian="12pt" style:font-weight-asian="normal" style:font-size-complex="12pt" style:font-weight-complex="normal"/>
    </style:style>
    <style:style style:name="P88" style:family="paragraph" style:parent-style-name="Standard" style:list-style-name="L11">
      <style:paragraph-properties fo:line-height="150%"/>
      <style:text-properties fo:color="#000000" style:font-name="Times New Roman" fo:font-size="12pt" style:text-underline-style="none" fo:font-weight="normal" officeooo:rsid="0019174d" officeooo:paragraph-rsid="0019174d" fo:background-color="#ffffff" style:font-size-asian="12pt" style:font-weight-asian="normal" style:font-size-complex="12pt" style:font-weight-complex="normal"/>
    </style:style>
    <style:style style:name="P89" style:family="paragraph" style:parent-style-name="Standard" style:list-style-name="L14">
      <style:paragraph-properties fo:line-height="150%"/>
      <style:text-properties fo:color="#000000" style:font-name="Times New Roman" fo:font-size="12pt" style:text-underline-style="none" fo:font-weight="normal" officeooo:rsid="001b5664" officeooo:paragraph-rsid="001b5664" fo:background-color="transparent" style:font-size-asian="12pt" style:font-weight-asian="normal" style:font-size-complex="12pt" style:font-weight-complex="normal"/>
    </style:style>
    <style:style style:name="P90" style:family="paragraph" style:parent-style-name="Standard" style:list-style-name="L14">
      <style:paragraph-properties fo:line-height="150%"/>
      <style:text-properties fo:color="#000000" style:font-name="Times New Roman" fo:font-size="12pt" style:text-underline-style="none" fo:font-weight="normal" officeooo:rsid="001b5664" officeooo:paragraph-rsid="001c7a92" fo:background-color="transparent" style:font-size-asian="12pt" style:font-weight-asian="normal" style:font-size-complex="12pt" style:font-weight-complex="normal"/>
    </style:style>
    <style:style style:name="P91" style:family="paragraph" style:parent-style-name="Standard" style:list-style-name="L15">
      <style:paragraph-properties fo:line-height="150%"/>
      <style:text-properties fo:color="#000000" style:font-name="Times New Roman" fo:font-size="12pt" style:text-underline-style="none" fo:font-weight="normal" officeooo:rsid="001db8b9" officeooo:paragraph-rsid="001fa827" fo:background-color="transparent" style:font-size-asian="12pt" style:font-weight-asian="normal" style:font-size-complex="12pt" style:font-weight-complex="normal"/>
    </style:style>
    <style:style style:name="P92" style:family="paragraph" style:parent-style-name="Standard" style:list-style-name="L16">
      <style:paragraph-properties fo:line-height="150%"/>
      <style:text-properties fo:color="#000000" style:font-name="Times New Roman" fo:font-size="12pt" style:text-underline-style="none" fo:font-weight="normal" officeooo:rsid="0021646a" officeooo:paragraph-rsid="0021646a" fo:background-color="transparent" style:font-size-asian="12pt" style:font-weight-asian="normal" style:font-size-complex="12pt" style:font-weight-complex="normal"/>
    </style:style>
    <style:style style:name="P93" style:family="paragraph" style:parent-style-name="Standard" style:list-style-name="L14">
      <style:paragraph-properties fo:line-height="150%"/>
      <style:text-properties fo:color="#000000" style:font-name="Times New Roman" fo:font-size="12pt" style:font-size-asian="12pt" style:font-size-complex="12pt"/>
    </style:style>
    <style:style style:name="P94" style:family="paragraph" style:parent-style-name="Standard" style:list-style-name="L21">
      <style:paragraph-properties fo:line-height="150%"/>
      <style:text-properties fo:color="#000000" style:font-name="Times New Roman" fo:font-size="12pt" style:font-size-asian="12pt" style:font-size-complex="12pt"/>
    </style:style>
    <style:style style:name="P95" style:family="paragraph" style:parent-style-name="Standard" style:list-style-name="L14">
      <style:paragraph-properties fo:line-height="150%"/>
      <style:text-properties fo:color="#000000" style:font-name="Times New Roman" fo:font-size="12pt" fo:font-style="normal" style:font-size-asian="12pt" style:font-style-asian="normal" style:font-size-complex="12pt"/>
    </style:style>
    <style:style style:name="P96" style:family="paragraph" style:parent-style-name="Standard" style:list-style-name="L14">
      <style:paragraph-properties fo:line-height="150%"/>
      <style:text-properties fo:color="#000000" style:font-name="Times New Roman" fo:font-size="12pt" fo:font-style="normal" style:text-underline-style="none" fo:font-weight="normal" officeooo:rsid="001c7a92" officeooo:paragraph-rsid="001c7a92" fo:background-color="transparent" style:font-size-asian="12pt" style:font-style-asian="normal" style:font-weight-asian="normal" style:font-size-complex="12pt" style:font-weight-complex="normal"/>
    </style:style>
    <style:style style:name="P97" style:family="paragraph" style:parent-style-name="Standard" style:list-style-name="L15">
      <style:paragraph-properties fo:line-height="150%"/>
      <style:text-properties fo:color="#000000" style:font-name="Times New Roman" fo:font-size="12pt" fo:font-style="normal" style:text-underline-style="none" fo:font-weight="normal" officeooo:rsid="001fa827" officeooo:paragraph-rsid="001fa827" fo:background-color="transparent" style:font-size-asian="12pt" style:font-style-asian="normal" style:font-weight-asian="normal" style:font-size-complex="12pt" style:font-weight-complex="normal"/>
    </style:style>
    <style:style style:name="P98" style:family="paragraph" style:parent-style-name="Standard" style:list-style-name="L17">
      <style:paragraph-properties fo:line-height="150%"/>
      <style:text-properties fo:color="#000000" style:font-name="Times New Roman" fo:font-size="12pt" fo:font-style="normal" style:text-underline-style="none" fo:font-weight="normal" officeooo:rsid="00222132" officeooo:paragraph-rsid="0021646a" fo:background-color="transparent" style:font-size-asian="12pt" style:font-style-asian="normal" style:font-weight-asian="normal" style:font-size-complex="12pt" style:font-weight-complex="normal"/>
    </style:style>
    <style:style style:name="P99" style:family="paragraph" style:parent-style-name="Standard" style:list-style-name="L18">
      <style:paragraph-properties fo:line-height="150%"/>
      <style:text-properties fo:color="#000000" style:font-name="Times New Roman" fo:font-size="12pt" fo:font-style="normal" style:text-underline-style="none" fo:font-weight="normal" officeooo:rsid="0028d9c1" officeooo:paragraph-rsid="0028d9c1" fo:background-color="transparent" style:font-size-asian="12pt" style:font-style-asian="normal" style:font-weight-asian="normal" style:font-size-complex="12pt" style:font-weight-complex="normal"/>
    </style:style>
    <style:style style:name="P100" style:family="paragraph" style:parent-style-name="Standard" style:list-style-name="L19">
      <style:paragraph-properties fo:line-height="150%"/>
      <style:text-properties fo:color="#000000" style:font-name="Times New Roman" fo:font-size="12pt" fo:font-style="normal" style:text-underline-style="none" fo:font-weight="normal" officeooo:rsid="00296c75" officeooo:paragraph-rsid="00296c75" fo:background-color="transparent" style:font-size-asian="12pt" style:font-style-asian="normal" style:font-weight-asian="normal" style:font-size-complex="12pt" style:font-weight-complex="normal"/>
    </style:style>
    <style:style style:name="P101" style:family="paragraph" style:parent-style-name="Standard" style:list-style-name="L20">
      <style:paragraph-properties fo:line-height="150%"/>
      <style:text-properties fo:color="#000000" style:font-name="Times New Roman" fo:font-size="12pt" fo:font-style="normal" style:text-underline-style="none" fo:font-weight="normal" officeooo:rsid="002ada98" officeooo:paragraph-rsid="002ada98" fo:background-color="transparent" style:font-size-asian="12pt" style:font-style-asian="normal" style:font-weight-asian="normal" style:font-size-complex="12pt" style:font-weight-complex="normal"/>
    </style:style>
    <style:style style:name="P102" style:family="paragraph" style:parent-style-name="Standard" style:list-style-name="L20">
      <style:paragraph-properties fo:line-height="150%"/>
      <style:text-properties fo:color="#000000" style:font-name="Times New Roman" fo:font-size="12pt" fo:font-style="normal" style:text-underline-style="none" fo:font-weight="normal" officeooo:rsid="002c4b54" officeooo:paragraph-rsid="002c4b54" fo:background-color="transparent" style:font-size-asian="12pt" style:font-style-asian="normal" style:font-weight-asian="normal" style:font-size-complex="12pt" style:font-weight-complex="normal"/>
    </style:style>
    <style:style style:name="P103" style:family="paragraph" style:parent-style-name="Standard" style:list-style-name="L21">
      <style:paragraph-properties fo:line-height="150%"/>
      <style:text-properties fo:color="#000000" style:font-name="Times New Roman" fo:font-size="12pt" fo:font-style="normal" style:text-underline-style="none" fo:font-weight="normal" officeooo:rsid="002a5a3a" officeooo:paragraph-rsid="002a5a3a" fo:background-color="transparent" style:font-size-asian="12pt" style:font-style-asian="normal" style:font-weight-asian="normal" style:font-size-complex="12pt" style:font-weight-complex="normal"/>
    </style:style>
    <style:style style:name="P104" style:family="paragraph" style:parent-style-name="Standard" style:list-style-name="L21">
      <style:paragraph-properties fo:line-height="150%"/>
      <style:text-properties fo:color="#000000" style:font-name="Times New Roman" fo:font-size="12pt" fo:font-style="normal" style:text-underline-style="none" fo:font-weight="normal" officeooo:rsid="002e0fb0" officeooo:paragraph-rsid="002e0fb0" fo:background-color="transparent" style:font-size-asian="12pt" style:font-style-asian="normal" style:font-weight-asian="normal" style:font-size-complex="12pt" style:font-weight-complex="normal"/>
    </style:style>
    <style:style style:name="P105" style:family="paragraph" style:parent-style-name="Standard" style:list-style-name="L21">
      <style:paragraph-properties fo:line-height="150%"/>
      <style:text-properties fo:color="#000000" style:font-name="Times New Roman" fo:font-size="12pt" fo:font-style="normal" style:text-underline-style="none" fo:font-weight="normal" officeooo:rsid="002f86fe" officeooo:paragraph-rsid="002f8bd1" fo:background-color="transparent" style:font-size-asian="12pt" style:font-style-asian="normal" style:font-weight-asian="normal" style:font-size-complex="12pt" style:font-weight-complex="normal"/>
    </style:style>
    <style:style style:name="P106" style:family="paragraph" style:parent-style-name="Standard" style:list-style-name="L21">
      <style:paragraph-properties fo:line-height="150%"/>
      <style:text-properties fo:color="#000000" style:font-name="Times New Roman" fo:font-size="12pt" fo:font-style="normal" style:text-underline-style="none" fo:font-weight="normal" officeooo:rsid="002f8bd1" officeooo:paragraph-rsid="002f8bd1" fo:background-color="transparent" style:font-size-asian="12pt" style:font-style-asian="normal" style:font-weight-asian="normal" style:font-size-complex="12pt" style:font-weight-complex="normal"/>
    </style:style>
    <style:style style:name="P107" style:family="paragraph" style:parent-style-name="Standard" style:list-style-name="L21">
      <style:paragraph-properties fo:line-height="150%"/>
      <style:text-properties fo:color="#000000" style:font-name="Times New Roman" fo:font-size="12pt" fo:font-style="normal" style:text-underline-style="none" fo:font-weight="normal" officeooo:rsid="003008f5" officeooo:paragraph-rsid="003008f5" fo:background-color="transparent" style:font-size-asian="12pt" style:font-style-asian="normal" style:font-weight-asian="normal" style:font-size-complex="12pt" style:font-weight-complex="normal"/>
    </style:style>
    <style:style style:name="P108" style:family="paragraph" style:parent-style-name="Standard" style:list-style-name="L22">
      <style:paragraph-properties fo:line-height="150%"/>
      <style:text-properties fo:color="#000000" style:font-name="Times New Roman" fo:font-size="12pt" fo:font-style="normal" style:text-underline-style="none" fo:font-weight="normal" officeooo:rsid="003008f5" officeooo:paragraph-rsid="003008f5" fo:background-color="transparent" style:font-size-asian="12pt" style:font-style-asian="normal" style:font-weight-asian="normal" style:font-size-complex="12pt" style:font-weight-complex="normal"/>
    </style:style>
    <style:style style:name="P109" style:family="paragraph" style:parent-style-name="Standard" style:list-style-name="L23">
      <style:paragraph-properties fo:line-height="150%"/>
      <style:text-properties fo:color="#000000" style:font-name="Times New Roman" fo:font-size="12pt" fo:font-style="normal" style:text-underline-style="none" fo:font-weight="normal" officeooo:rsid="00319ecc" officeooo:paragraph-rsid="00319ecc" fo:background-color="transparent" style:font-size-asian="12pt" style:font-style-asian="normal" style:font-weight-asian="normal" style:font-size-complex="12pt" style:font-weight-complex="normal"/>
    </style:style>
    <style:style style:name="P110" style:family="paragraph" style:parent-style-name="Standard" style:list-style-name="L24">
      <style:paragraph-properties fo:line-height="150%"/>
      <style:text-properties fo:color="#000000" style:font-name="Times New Roman" fo:font-size="12pt" fo:font-style="normal" style:text-underline-style="none" fo:font-weight="normal" officeooo:rsid="0036c085" officeooo:paragraph-rsid="0036c085" fo:background-color="transparent" style:font-size-asian="10.5pt" style:font-style-asian="normal" style:font-weight-asian="normal" style:font-size-complex="12pt" style:font-weight-complex="normal"/>
    </style:style>
    <style:style style:name="P111" style:family="paragraph" style:parent-style-name="Standard" style:list-style-name="L24">
      <style:paragraph-properties fo:line-height="150%"/>
      <style:text-properties fo:color="#000000" style:font-name="Times New Roman" fo:font-size="12pt" fo:font-style="normal" style:text-underline-style="none" fo:font-weight="normal" officeooo:rsid="0036c085" officeooo:paragraph-rsid="0036c085" fo:background-color="transparent" style:font-size-asian="10.5pt" style:font-style-asian="normal" style:font-weight-asian="normal" style:font-size-complex="12pt" style:font-style-complex="normal" style:font-weight-complex="normal"/>
    </style:style>
    <style:style style:name="P112" style:family="paragraph" style:parent-style-name="Standard" style:list-style-name="L25">
      <style:paragraph-properties fo:line-height="150%"/>
      <style:text-properties fo:color="#000000" style:font-name="Times New Roman" fo:font-size="12pt" fo:font-style="normal" style:text-underline-style="none" fo:font-weight="normal" officeooo:rsid="0039447a" officeooo:paragraph-rsid="0039447a" fo:background-color="transparent" style:font-size-asian="10.5pt" style:font-style-asian="normal" style:font-weight-asian="normal" style:font-size-complex="12pt" style:font-style-complex="normal" style:font-weight-complex="normal"/>
    </style:style>
    <style:style style:name="P113" style:family="paragraph" style:parent-style-name="Standard" style:list-style-name="L26">
      <style:paragraph-properties fo:line-height="150%"/>
      <style:text-properties fo:color="#000000" style:font-name="Times New Roman" fo:font-size="12pt" fo:font-style="normal" style:text-underline-style="none" fo:font-weight="normal" officeooo:rsid="0039447a" officeooo:paragraph-rsid="0039447a" fo:background-color="transparent" style:font-size-asian="10.5pt" style:font-style-asian="normal" style:font-weight-asian="normal" style:font-size-complex="12pt" style:font-style-complex="normal" style:font-weight-complex="normal"/>
    </style:style>
    <style:style style:name="P114" style:family="paragraph" style:parent-style-name="Standard" style:list-style-name="L21">
      <style:paragraph-properties fo:line-height="150%"/>
      <style:text-properties fo:color="#000000" style:font-name="Times New Roman" fo:font-size="12pt" fo:font-style="normal" style:text-underline-style="none" fo:font-weight="normal" officeooo:rsid="002e0fb0" officeooo:paragraph-rsid="002e0fb0" fo:background-color="#ffffff" style:font-size-asian="12pt" style:font-style-asian="normal" style:font-weight-asian="normal" style:font-size-complex="12pt" style:font-weight-complex="normal"/>
    </style:style>
    <style:style style:name="P115" style:family="paragraph" style:parent-style-name="Standard" style:list-style-name="L21">
      <style:paragraph-properties fo:line-height="150%"/>
      <style:text-properties fo:color="#000000" style:font-name="Times New Roman" fo:font-size="12pt" fo:font-style="normal" style:text-underline-style="none" fo:font-weight="normal" officeooo:rsid="002f86fe" officeooo:paragraph-rsid="002e0fb0" fo:background-color="#ffffff" style:font-size-asian="12pt" style:font-style-asian="normal" style:font-weight-asian="normal" style:font-size-complex="12pt" style:font-weight-complex="normal"/>
    </style:style>
    <style:style style:name="P116" style:family="paragraph" style:parent-style-name="Standard" style:list-style-name="L21">
      <style:paragraph-properties fo:line-height="150%"/>
      <style:text-properties fo:color="#000000" style:font-name="Times New Roman" fo:font-size="12pt" fo:font-style="normal" style:text-underline-style="none" fo:font-weight="normal" officeooo:rsid="002f86fe" officeooo:paragraph-rsid="002f8bd1" fo:background-color="#ffffff" style:font-size-asian="12pt" style:font-style-asian="normal" style:font-weight-asian="normal" style:font-size-complex="12pt" style:font-weight-complex="normal"/>
    </style:style>
    <style:style style:name="P117" style:family="paragraph" style:parent-style-name="Standard" style:list-style-name="L21">
      <style:paragraph-properties fo:line-height="150%"/>
      <style:text-properties fo:color="#000000" style:font-name="Times New Roman" fo:font-size="12pt" fo:font-style="normal" style:text-underline-style="none" fo:font-weight="normal" officeooo:rsid="002f8bd1" officeooo:paragraph-rsid="002f8bd1" fo:background-color="#ffffff" style:font-size-asian="12pt" style:font-style-asian="normal" style:font-weight-asian="normal" style:font-size-complex="12pt" style:font-weight-complex="normal"/>
    </style:style>
    <style:style style:name="P118" style:family="paragraph" style:parent-style-name="Standard">
      <style:paragraph-properties fo:line-height="150%"/>
      <style:text-properties fo:color="#000000" style:font-name="Times New Roman" fo:font-size="12pt" fo:font-style="normal" style:text-underline-style="solid" style:text-underline-width="auto" style:text-underline-color="font-color" fo:font-weight="normal" officeooo:rsid="0039447a" officeooo:paragraph-rsid="0039447a" fo:background-color="transparent" style:font-size-asian="10.5pt" style:font-style-asian="normal" style:font-weight-asian="normal" style:font-size-complex="12pt" style:font-style-complex="normal" style:font-weight-complex="normal"/>
    </style:style>
    <style:style style:name="P119" style:family="paragraph" style:parent-style-name="Standard" style:list-style-name="L26">
      <style:paragraph-properties fo:line-height="150%"/>
      <style:text-properties fo:color="#000000" style:font-name="Times New Roman" fo:font-size="12pt" fo:font-style="normal" style:text-underline-style="solid" style:text-underline-width="auto" style:text-underline-color="font-color" fo:font-weight="normal" officeooo:rsid="0039447a" officeooo:paragraph-rsid="0039447a" fo:background-color="transparent" style:font-size-asian="10.5pt" style:font-style-asian="normal" style:font-weight-asian="normal" style:font-size-complex="12pt" style:font-style-complex="normal" style:font-weight-complex="normal"/>
    </style:style>
    <style:style style:name="P120" style:family="paragraph" style:parent-style-name="Standard" style:list-style-name="L18">
      <style:paragraph-properties fo:line-height="150%"/>
      <style:text-properties fo:color="#000000" style:font-name="Times New Roman" fo:font-size="13pt" fo:font-style="normal" style:text-underline-style="none" fo:font-weight="normal" officeooo:rsid="0028d9c1" officeooo:paragraph-rsid="0028d9c1" fo:background-color="transparent" style:font-size-asian="11.3500003814697pt" style:font-style-asian="normal" style:font-weight-asian="normal" style:font-size-complex="13pt" style:font-weight-complex="normal"/>
    </style:style>
    <style:style style:name="P121" style:family="paragraph" style:parent-style-name="Standard">
      <style:paragraph-properties fo:line-height="150%"/>
      <style:text-properties fo:color="#000000" style:font-name="Times New Roman" fo:font-size="14pt" fo:font-style="normal" style:text-underline-style="solid" style:text-underline-width="auto" style:text-underline-color="font-color" fo:font-weight="bold" officeooo:rsid="0039447a" officeooo:paragraph-rsid="0039447a" fo:background-color="transparent" style:font-size-asian="14pt" style:font-style-asian="normal" style:font-weight-asian="bold" style:font-size-complex="14pt" style:font-style-complex="normal" style:font-weight-complex="bold"/>
    </style:style>
    <style:style style:name="P122" style:family="paragraph" style:parent-style-name="Standard" style:list-style-name="L16">
      <style:paragraph-properties fo:line-height="150%"/>
      <style:text-properties fo:color="#000000" fo:font-size="13pt" style:text-underline-style="none" fo:font-weight="normal" officeooo:rsid="0021646a" officeooo:paragraph-rsid="0021646a" fo:background-color="transparent" style:font-size-asian="13pt" style:font-weight-asian="normal" style:font-size-complex="13pt" style:font-weight-complex="normal"/>
    </style:style>
    <style:style style:name="P123" style:family="paragraph" style:parent-style-name="Standard" style:list-style-name="L14">
      <style:paragraph-properties fo:line-height="150%"/>
      <style:text-properties fo:color="#808080" style:font-name="Times New Roman" fo:font-size="12pt" fo:font-style="italic" style:font-size-asian="12pt" style:font-style-asian="italic" style:font-size-complex="12pt"/>
    </style:style>
    <style:style style:name="P124" style:family="paragraph" style:parent-style-name="Standard" style:list-style-name="L14">
      <style:paragraph-properties fo:line-height="150%"/>
      <style:text-properties fo:color="#2b91af" style:font-name="Times New Roman" fo:font-size="12pt" fo:font-style="normal" style:font-size-asian="12pt" style:font-style-asian="normal" style:font-size-complex="12pt"/>
    </style:style>
    <style:style style:name="P125" style:family="paragraph" style:parent-style-name="Standard" style:list-style-name="L16">
      <style:paragraph-properties fo:line-height="150%"/>
      <style:text-properties officeooo:paragraph-rsid="0021646a"/>
    </style:style>
    <style:style style:name="P126" style:family="paragraph" style:parent-style-name="Preformatted_20_Text" style:list-style-name="L17">
      <style:paragraph-properties fo:margin-top="0in" fo:margin-bottom="0.1965in" loext:contextual-spacing="false" fo:line-height="150%"/>
    </style:style>
    <style:style style:name="P127" style:family="paragraph" style:parent-style-name="Text_20_body" style:list-style-name="L12">
      <style:paragraph-properties fo:line-height="150%"/>
    </style:style>
    <style:style style:name="P128" style:family="paragraph" style:parent-style-name="Text_20_body" style:list-style-name="L13">
      <style:paragraph-properties fo:line-height="150%"/>
    </style:style>
    <style:style style:name="P129" style:family="paragraph" style:parent-style-name="Text_20_body" style:list-style-name="L18">
      <style:paragraph-properties fo:line-height="150%"/>
    </style:style>
    <style:style style:name="P130" style:family="paragraph" style:parent-style-name="Text_20_body" style:list-style-name="L17">
      <style:paragraph-properties fo:line-height="150%"/>
      <style:text-properties fo:color="#000000" style:font-name="Times New Roman" fo:font-size="12pt" fo:font-style="normal" style:text-underline-style="none" fo:font-weight="normal" officeooo:rsid="00222132" officeooo:paragraph-rsid="0021646a" fo:background-color="transparent" style:font-size-asian="12pt" style:font-style-asian="normal" style:font-weight-asian="normal" style:font-size-complex="12pt" style:font-weight-complex="normal"/>
    </style:style>
    <style:style style:name="P131" style:family="paragraph" style:parent-style-name="Text_20_body" style:list-style-name="L18">
      <style:paragraph-properties fo:line-height="150%"/>
      <style:text-properties fo:color="#000000" style:font-name="Times New Roman" fo:font-size="13pt" fo:font-style="normal" style:text-underline-style="none" fo:font-weight="normal" officeooo:rsid="0028d9c1" officeooo:paragraph-rsid="0028d9c1" fo:background-color="transparent" style:font-size-asian="11.3500003814697pt" style:font-style-asian="normal" style:font-weight-asian="normal" style:font-size-complex="13pt" style:font-weight-complex="normal"/>
    </style:style>
    <style:style style:name="P132" style:family="paragraph" style:parent-style-name="Text_20_body" style:list-style-name="L18">
      <style:paragraph-properties fo:line-height="150%"/>
      <style:text-properties style:font-name="Times New Roman" fo:font-size="12pt" style:font-size-asian="12pt" style:font-size-complex="12pt"/>
    </style:style>
    <style:style style:name="P133" style:family="paragraph" style:parent-style-name="Text_20_body" style:list-style-name="L12">
      <style:paragraph-properties fo:margin-top="0in" fo:margin-bottom="0in" loext:contextual-spacing="false" fo:line-height="150%"/>
    </style:style>
    <style:style style:name="P134" style:family="paragraph" style:parent-style-name="Text_20_body" style:list-style-name="L13">
      <style:paragraph-properties fo:margin-top="0in" fo:margin-bottom="0in" loext:contextual-spacing="false" fo:line-height="150%"/>
    </style:style>
    <style:style style:name="T1" style:family="text">
      <style:text-properties style:text-underline-style="none" fo:font-weight="normal" style:font-weight-asian="normal" style:font-weight-complex="normal"/>
    </style:style>
    <style:style style:name="T2" style:family="text">
      <style:text-properties style:text-line-through-style="none" style:text-line-through-type="none" style:text-underline-style="none" fo:font-weight="normal" style:font-weight-asian="normal" style:font-weight-complex="normal"/>
    </style:style>
    <style:style style:name="T3" style:family="text">
      <style:text-properties officeooo:rsid="0007ef63"/>
    </style:style>
    <style:style style:name="T4" style:family="text">
      <style:text-properties officeooo:rsid="0009c321"/>
    </style:style>
    <style:style style:name="T5" style:family="text">
      <style:text-properties officeooo:rsid="000e24a6"/>
    </style:style>
    <style:style style:name="T6" style:family="text">
      <style:text-properties officeooo:rsid="000735b1"/>
    </style:style>
    <style:style style:name="T7" style:family="text">
      <style:text-properties officeooo:rsid="0011314d"/>
    </style:style>
    <style:style style:name="T8" style:family="text">
      <style:text-properties officeooo:rsid="0015350e"/>
    </style:style>
    <style:style style:name="T9" style:family="text">
      <style:text-properties fo:color="#000000"/>
    </style:style>
    <style:style style:name="T10" style:family="text">
      <style:text-properties fo:color="#000000" style:font-name="Times New Roman" fo:font-size="12pt" style:text-underline-style="none" fo:font-weight="normal" officeooo:rsid="0019174d" fo:background-color="#ffffff" loext:char-shading-value="0" style:font-size-asian="12pt" style:font-weight-asian="normal" style:font-size-complex="12pt" style:font-weight-complex="normal"/>
    </style:style>
    <style:style style:name="T11" style:family="text">
      <style:text-properties fo:color="#000000" style:font-name="Times New Roman" fo:font-size="12pt" fo:font-style="normal" style:text-underline-style="none" fo:font-weight="normal" officeooo:rsid="00222132" fo:background-color="transparent" loext:char-shading-value="0" style:font-size-asian="12pt" style:font-style-asian="normal" style:font-weight-asian="normal" style:font-size-complex="12pt" style:font-weight-complex="normal"/>
    </style:style>
    <style:style style:name="T12" style:family="text">
      <style:text-properties fo:color="#000000" fo:font-style="normal" style:font-style-asian="normal"/>
    </style:style>
    <style:style style:name="T13" style:family="text">
      <style:text-properties fo:color="#0000ff"/>
    </style:style>
    <style:style style:name="T14" style:family="text">
      <style:text-properties fo:color="#0000ff" fo:font-style="normal" style:font-style-asian="normal"/>
    </style:style>
    <style:style style:name="T15" style:family="text">
      <style:text-properties fo:color="#0000ff" fo:font-style="normal" officeooo:rsid="001b5664" style:font-style-asian="normal"/>
    </style:style>
    <style:style style:name="T16" style:family="text">
      <style:text-properties fo:color="#0000ff" officeooo:rsid="002f8bd1" fo:background-color="#ffffff" loext:char-shading-value="0"/>
    </style:style>
    <style:style style:name="T17" style:family="text">
      <style:text-properties fo:color="#2b91af"/>
    </style:style>
    <style:style style:name="T18" style:family="text">
      <style:text-properties fo:color="#800000"/>
    </style:style>
    <style:style style:name="T19" style:family="text">
      <style:text-properties fo:color="#a31515"/>
    </style:style>
    <style:style style:name="T20" style:family="text">
      <style:text-properties fo:font-style="normal" style:font-style-asian="normal"/>
    </style:style>
    <style:style style:name="T21" style:family="text">
      <style:text-properties fo:font-style="normal" officeooo:rsid="001c7a92" style:font-style-asian="normal"/>
    </style:style>
    <style:style style:name="T22" style:family="text">
      <style:text-properties fo:font-style="normal" officeooo:rsid="001b5664" style:font-style-asian="normal"/>
    </style:style>
    <style:style style:name="T23" style:family="text">
      <style:text-properties fo:font-style="normal" officeooo:rsid="001fa827" style:font-style-asian="normal"/>
    </style:style>
    <style:style style:name="T24" style:family="text">
      <style:text-properties fo:font-style="normal" officeooo:rsid="001fc51b" style:font-style-asian="normal"/>
    </style:style>
    <style:style style:name="T25" style:family="text">
      <style:text-properties fo:font-style="normal" officeooo:rsid="00222132" style:font-style-asian="normal"/>
    </style:style>
    <style:style style:name="T26" style:family="text">
      <style:text-properties fo:language="en" fo:country="US"/>
    </style:style>
    <style:style style:name="T27" style:family="text">
      <style:text-properties fo:language="en" fo:country="US" fo:font-weight="bold"/>
    </style:style>
    <style:style style:name="T28" style:family="text">
      <style:text-properties officeooo:rsid="001b5664"/>
    </style:style>
    <style:style style:name="T29" style:family="text">
      <style:text-properties fo:background-color="#acb20c" loext:char-shading-value="0"/>
    </style:style>
    <style:style style:name="T30" style:family="text">
      <style:text-properties fo:background-color="#ffffff" loext:char-shading-value="0"/>
    </style:style>
    <style:style style:name="T31" style:family="text">
      <style:text-properties officeooo:rsid="002f86fe" fo:background-color="#ffffff" loext:char-shading-value="0"/>
    </style:style>
    <style:style style:name="T32" style:family="text">
      <style:text-properties fo:color="#c9211e"/>
    </style:style>
    <style:style style:name="T33" style:family="text">
      <style:text-properties style:font-name="Times New Roman" fo:font-size="12pt" style:text-underline-style="none" fo:font-weight="normal" style:font-size-asian="12pt" style:font-weight-asian="normal" style:font-size-complex="12pt" style:font-weight-complex="normal"/>
    </style:style>
    <style:style style:name="T34" style:family="text">
      <style:text-properties style:font-name="Times New Roman" fo:font-size="12pt" style:font-size-asian="12pt" style:font-size-complex="12pt"/>
    </style:style>
    <style:style style:name="T35" style:family="text">
      <style:text-properties style:font-name="Times New Roman" fo:font-size="12pt" fo:font-style="normal" officeooo:rsid="001fc51b" style:font-size-asian="12pt" style:font-style-asian="normal" style:font-size-complex="12pt"/>
    </style:style>
    <style:style style:name="T36" style:family="text">
      <style:text-properties style:font-name="Times New Roman" fo:font-size="12pt" fo:font-style="normal" officeooo:rsid="00222132" style:font-size-asian="12pt" style:font-style-asian="normal" style:font-size-complex="12pt"/>
    </style:style>
    <style:style style:name="T37" style:family="text">
      <style:text-properties style:text-underline-style="solid" style:text-underline-width="auto" style:text-underline-color="font-color"/>
    </style:style>
    <style:style style:name="T38" style:family="text">
      <style:text-properties officeooo:rsid="003008f5"/>
    </style:style>
    <style:style style:name="T39" style:family="text">
      <style:text-properties officeooo:rsid="00322a3e"/>
    </style:style>
    <style:style style:name="T40" style:family="text">
      <style:text-properties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902in" fo:text-indent="-0.25in" fo:margin-left="0.5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Appium Installation process</text:p>
      <text:p text:style-name="P37"/>
      <text:list xml:id="list2415945740" text:style-name="L1">
        <text:list-item>
          <text:p text:style-name="P61"><text:tab/>For andriod- UIAutomator 2 works as a driver/tool understand the how the communication happen. Appium server sends request to UIAutomator2 and respond back. This functionality works on the capabilities.</text:p>
        </text:list-item>
        <text:list-item>
          <text:p text:style-name="P61"><text:tab/>For ios- XCUITest work as a driver/tool </text:p>
        </text:list-item>
      </text:list>
      <text:p text:style-name="P37"/>
      <text:list xml:id="list2085095851" text:style-name="L2">
        <text:list-item>
          <text:p text:style-name="P82"><text:span text:style-name="T33">npm install -g </text:span><text:a xlink:type="simple" xlink:href="mailto:appium@next" text:style-name="Internet_20_link" text:visited-style-name="Visited_20_Internet_20_Link"><text:span text:style-name="T34">appium@next</text:span></text:a></text:p>
        </text:list-item>
        <text:list-item>
          <text:p text:style-name="P62">appium -v</text:p>
        </text:list-item>
        <text:list-item>
          <text:p text:style-name="P62"/>
        </text:list-item>
        <text:list-item>
          <text:p text:style-name="P71"><text:span text:style-name="T1">npm install</text:span><text:span text:style-name="T2"> -g Appium-doctor</text:span></text:p>
        </text:list-item>
        <text:list-item>
          <text:p text:style-name="P83">appium-doctor –version</text:p>
        </text:list-item>
        <text:list-item>
          <text:p text:style-name="P83"/>
        </text:list-item>
        <text:list-item>
          <text:p text:style-name="P83">for ios – appium driver install xcuitest</text:p>
        </text:list-item>
        <text:list-item>
          <text:p text:style-name="P83"/>
        </text:list-item>
        <text:list-item>
          <text:p text:style-name="P84">appium driver list</text:p>
        </text:list-item>
        <text:list-item>
          <text:p text:style-name="P84"/>
        </text:list-item>
        <text:list-item>
          <text:p text:style-name="P85">appium-doctor –version</text:p>
        </text:list-item>
        <text:list-item>
          <text:p text:style-name="P85">1.16.2</text:p>
        </text:list-item>
        <text:list-item>
          <text:p text:style-name="P72"/>
        </text:list-item>
        <text:list-item>
          <text:p text:style-name="P73">appium driver list –updates</text:p>
        </text:list-item>
        <text:list-item>
          <text:p text:style-name="P73"/>
        </text:list-item>
        <text:list-item>
          <text:p text:style-name="P73"><text:tab/><text:tab/>--<text:span text:style-name="T3">appiumpro.com to know more about the appium</text:span></text:p>
        </text:list-item>
        <text:list-item>
          <text:p text:style-name="P73"/>
        </text:list-item>
        <text:list-item>
          <text:p text:style-name="P73">adb shell dumpsys window | find "mCurrentFocus" <text:span text:style-name="T4">for apis of particular app in the mobile devies // focus on current display.</text:span></text:p>
        </text:list-item>
      </text:list>
      <text:p text:style-name="P53"/>
      <text:p text:style-name="P52">KATALON STUDIO</text:p>
      <text:p text:style-name="P43"><text:tab/></text:p>
      <text:list xml:id="list3802134315" text:style-name="L3">
        <text:list-item>
          <text:p text:style-name="P67"><text:tab/>A complete web and mobile test automation tool(extends the capabilities of Selenium and Appium)</text:p>
        </text:list-item>
        <text:list-item>
          <text:p text:style-name="P67"><text:tab/>Available for windows and mac</text:p>
        </text:list-item>
        <text:list-item>
          <text:p text:style-name="P67"><text:tab/>provides an intuitive GUI and its free </text:p>
        </text:list-item>
      </text:list>
      <text:p text:style-name="P43"><text:soft-page-break/></text:p>
      <text:p text:style-name="P43">- <text:span text:style-name="T37">what can you do with it?</text:span></text:p>
      <text:p text:style-name="P43"><text:tab/>Automate web and mobile testing</text:p>
      <text:p text:style-name="P43"><text:tab/>can do web services(API) testing</text:p>
      <text:p text:style-name="P43"><text:tab/>create quick automation tests</text:p>
      <text:p text:style-name="P43"><text:tab/>can do record and playback</text:p>
      <text:p text:style-name="P43"><text:tab/>can run cross browser tests</text:p>
      <text:p text:style-name="P43"/>
      <text:p text:style-name="P44">For download open katalon studio</text:p>
      <text:p text:style-name="P44"/>
      <text:p text:style-name="P44"/>
      <text:p text:style-name="P38"/>
      <text:p text:style-name="P38"/>
      <text:p text:style-name="P38"/>
      <text:p text:style-name="P38"/>
      <text:p text:style-name="P38"/>
      <text:p text:style-name="P51">Andriod Studio apk file installation--</text:p>
      <text:p text:style-name="P39"><text:tab/></text:p>
      <text:list xml:id="list232152153" text:style-name="L4">
        <text:list-item>
          <text:p text:style-name="P63">To install api, open sdk manager, open the sdk location and paste in local disk, it returns to the sdk location and then open the platform-tools, in this create a text document and type CMD, then save file with run.bat with all files and save.</text:p>
        </text:list-item>
      </text:list>
      <text:p text:style-name="P39"><text:tab/></text:p>
      <text:list xml:id="list3688365406" text:style-name="L5">
        <text:list-item>
          <text:p text:style-name="P64">Now download the particular file apk and paste in the platform-tools then open the run cmd, it open the cmd then write adb install and paste the particular apk and then install.</text:p>
        </text:list-item>
      </text:list>
      <text:p text:style-name="P39"/>
      <text:p text:style-name="P39"/>
      <text:p text:style-name="P39"/>
      <text:p text:style-name="P1"><text:span text:style-name="T34">- For calculator app, download apk file from </text:span><text:a xlink:type="simple" xlink:href="https://apkpure.com/" text:style-name="Internet_20_link" text:visited-style-name="Visited_20_Internet_20_Link"><text:span text:style-name="T34">https://apkpure.com</text:span></text:a><text:span text:style-name="T34"> and download calculator apk in local disk, move apk file to android by dragging the apk file from local disk to android emulator.</text:span></text:p>
      <text:list xml:id="list310081994" text:style-name="L6">
        <text:list-item>
          <text:p text:style-name="P65">For copying apk file intlo emulator there are 3 steps</text:p>
        </text:list-item>
      </text:list>
      <text:p text:style-name="P40"><text:tab/><text:tab/></text:p>
      <text:p text:style-name="P40"><text:tab/>1. Download the apk file, open the Android studio/sdk manager, copy the path location C:\Users\I-Ray\AppData\Local\Android\Sdk and then go-to platform-tools. Then create the New text <text:soft-page-break/>document <text:s/><text:span text:style-name="T5">with notepad </text:span>and type CMD and save the file <text:span text:style-name="T5">as run,batch, select all files and save the file. Now downloaded apk file should copy and paste in the platform-tools, then open virtual device and check particular apk file is located in the android emulator or not. After file is located.run cmd and write the adb install file name.apk.</text:span></text:p>
      <text:p text:style-name="P40"><text:tab/></text:p>
      <text:p text:style-name="P41"><text:tab/>2. Drag the installed apk file in the android emulator.</text:p>
      <text:p text:style-name="P40"><text:s/></text:p>
      <text:p text:style-name="P41"><text:tab/>3. Open the virtual device, open the virtual device and look the apk file downloaded and select and apk and it open file.</text:p>
      <text:p text:style-name="P40"/>
      <text:p text:style-name="P40"/>
      <text:p text:style-name="P40"/>
      <text:list xml:id="list1370057383" text:style-name="L7">
        <text:list-item>
          <text:p text:style-name="P66">To get the app package and activity name, open the AppData-local-Android-tools-bin- open the uiautomatorviewer double click. Then it opens the uiautomator page and open cmd and paste the <text:span text:style-name="T6">adb shell dumpsys window | find "mCurrentFocus". </text:span></text:p>
        </text:list-item>
        <text:list-item>
          <text:p text:style-name="P66">Now open the Andriod emulator, open particular apk, meanwhile in the Uiautomator take screen shot, if u type number it opens the particular ID’ and paste it.</text:p>
        </text:list-item>
      </text:list>
      <text:p text:style-name="P42"/>
      <text:p text:style-name="P42"/>
      <text:p text:style-name="P42"/>
      <text:p text:style-name="P42"/>
      <text:p text:style-name="P42"/>
      <text:p text:style-name="P42"/>
      <text:p text:style-name="P42"/>
      <text:p text:style-name="P42"/>
      <text:p text:style-name="P46">Uploading a file in Git</text:p>
      <text:p text:style-name="P46"/>
      <text:list xml:id="list3605623058" text:style-name="L8">
        <text:list-item>
          <text:p text:style-name="P68">Initially create a repository in Git hub and then download git bash</text:p>
        </text:list-item>
        <text:list-item>
          <text:p text:style-name="P68">open file with git bash</text:p>
        </text:list-item>
        <text:list-item>
          <text:p text:style-name="P68">In git bash command type git init <text:span text:style-name="T7">and it opens the git master</text:span></text:p>
        </text:list-item>
        <text:list-item>
          <text:p text:style-name="P69">Then type git status, it opens the status of the file.</text:p>
        </text:list-item>
        <text:list-item>
          <text:p text:style-name="P69">Type git add.</text:p>
        </text:list-item>
        <text:list-item>
          <text:p text:style-name="P69">Type git commit -m “Initial commit”.</text:p>
        </text:list-item>
        <text:list-item>
          <text:p text:style-name="P69"><text:soft-page-break/>Git status</text:p>
        </text:list-item>
        <text:list-item>
          <text:p text:style-name="P86">git remote add origin https://github.com/Gajari-keerthana/keerthana-sample.git</text:p>
        </text:list-item>
      </text:list>
      <text:p text:style-name="P45"/>
      <text:p text:style-name="P45"/>
      <text:p text:style-name="P33"/>
      <text:p text:style-name="P47">Appium with c# and specflow</text:p>
      <text:p text:style-name="P48"/>
      <text:p text:style-name="P48"/>
      <text:p text:style-name="P34"><text:s text:c="8"/>Appium is an open-source tool for automation mobile application which can be </text:p>
      <text:p text:style-name="P34"><text:tab/>-Native</text:p>
      <text:p text:style-name="P34"><text:tab/>-Hybrid</text:p>
      <text:p text:style-name="P34"><text:tab/>-Web</text:p>
      <text:p text:style-name="P34"><text:tab/>-Window</text:p>
      <text:p text:style-name="P34"><text:tab/>-Tizen</text:p>
      <text:p text:style-name="P34"><text:s text:c="7"/>Appium supports platform such as</text:p>
      <text:p text:style-name="P34"><text:tab/>-Android</text:p>
      <text:p text:style-name="P34"><text:tab/>-iOS</text:p>
      <text:p text:style-name="P34"/>
      <text:p text:style-name="P34"><text:s/><text:span text:style-name="T8">Appium server can be invoke via remote Server or programmatically!</text:span></text:p>
      <text:list xml:id="list783686483" text:style-name="L9">
        <text:list-item>
          <text:p text:style-name="P70">Remote Appium URL</text:p>
          <text:p text:style-name="P70">AndroidDriver&lt;AppiumWebElement&gt;(new Uri(“http://localhost;4723/wd/hub”));</text:p>
        </text:list-item>
        <text:list-item>
          <text:p text:style-name="P70">Appium Service Builder</text:p>
          <text:p text:style-name="P70"><text:s/>var AppiumService = new AppiumServiceBuilder()</text:p>
          <text:list>
            <text:list-item>
              <text:list>
                <text:list-item>
                  <text:list>
                    <text:list-item>
                      <text:list>
                        <text:list-item>
                          <text:list>
                            <text:list-item>
                              <text:list>
                                <text:list-item>
                                  <text:list>
                                    <text:list-header>
                                      <text:p text:style-name="P70">.WithIPAddress(“127.0. 0.1”)</text:p>
                                      <text:p text:style-name="P70">.UsingPort(4723)</text:p>
                                      <text:p text:style-name="P70">.Build();</text:p>
                                    </text:list-header>
                                  </text:list>
                                </text:list-item>
                              </text:list>
                            </text:list-item>
                          </text:list>
                        </text:list-item>
                      </text:list>
                    </text:list-item>
                  </text:list>
                </text:list-item>
              </text:list>
            </text:list-item>
          </text:list>
        </text:list-item>
      </text:list>
      <text:p text:style-name="P35"><text:tab/></text:p>
      <text:p text:style-name="P35"><text:tab/>if(!AppiumService.IsRunning)</text:p>
      <text:p text:style-name="P35"><text:tab/> <text:s text:c="3"/>AppiumService.Start();</text:p>
      <text:p text:style-name="P35"/>
      <text:p text:style-name="P49">Appium Installation</text:p>
      <text:p text:style-name="P36">-Appium Client(C#/Java/Ruby/etc)</text:p>
      <text:p text:style-name="P36">-Appium server(NPM Server)</text:p>
      <text:p text:style-name="P36"><text:soft-page-break/>Android Studio → Emulator/Device</text:p>
      <text:p text:style-name="P36">MacOS → Xcode → iOS Simulator</text:p>
      <text:p text:style-name="P34"/>
      <text:p text:style-name="P45"/>
      <text:p text:style-name="P54">Specflow installation</text:p>
      <text:p text:style-name="P3"><text:s text:c="2"/>Installation and project creation</text:p>
      <text:list xml:id="list3631099412" text:style-name="L10">
        <text:list-item>
          <text:p text:style-name="P87">intallation – Specflow for Visual Studio</text:p>
        </text:list-item>
      </text:list>
      <text:p text:style-name="P3"><text:s text:c="2"/></text:p>
      <text:p text:style-name="P4">Specflow BDD Project Creation</text:p>
      <text:list xml:id="list2948618072" text:style-name="L11">
        <text:list-item>
          <text:p text:style-name="P88">UI Flow</text:p>
        </text:list-item>
        <text:list-item>
          <text:p text:style-name="P88">Create Feature file – scenarios</text:p>
        </text:list-item>
        <text:list-item>
          <text:p text:style-name="P88">Step Definition file</text:p>
        </text:list-item>
        <text:list-item>
          <text:p text:style-name="P88">Selenium WebDriver 4.6.0</text:p>
        </text:list-item>
        <text:list-item>
          <text:p text:style-name="P88">Navigate b/w feature file and step definition file </text:p>
        </text:list-item>
        <text:list-item>
          <text:p text:style-name="P88">Execute feature file</text:p>
        </text:list-item>
        <text:list-item>
          <text:p text:style-name="P88">Generate Report – Specflow LivingDoc Report</text:p>
        </text:list-item>
        <text:list-item>
          <text:p text:style-name="P88">Analyze the Report</text:p>
        </text:list-item>
      </text:list>
      <text:p text:style-name="P4"/>
      <text:p text:style-name="P4"/>
      <text:p text:style-name="P4"/>
      <text:p text:style-name="P4">Gherkin uses a set of special keywords to give structure and meaning to executable specification</text:p>
      <text:p text:style-name="P4"/>
      <text:p text:style-name="P56">The primary keywords are:</text:p>
      <text:list xml:id="list3968413114" text:style-name="L12">
        <text:list-item>
          <text:p text:style-name="P133"><text:a xlink:type="simple" xlink:href="https://cucumber.io/docs/gherkin/reference/#feature" text:style-name="Internet_20_link" text:visited-style-name="Visited_20_Internet_20_Link"><text:span text:style-name="Source_20_Text"><text:span text:style-name="T34">Feature</text:span></text:span></text:a><text:span text:style-name="T34"> </text:span></text:p>
        </text:list-item>
        <text:list-item>
          <text:p text:style-name="P133"><text:a xlink:type="simple" xlink:href="https://cucumber.io/docs/gherkin/reference/#rule" text:style-name="Internet_20_link" text:visited-style-name="Visited_20_Internet_20_Link"><text:span text:style-name="Source_20_Text"><text:span text:style-name="T34">Rule</text:span></text:span></text:a><text:span text:style-name="T34"> (as of Gherkin 6) </text:span></text:p>
        </text:list-item>
        <text:list-item>
          <text:p text:style-name="P133"><text:a xlink:type="simple" xlink:href="https://cucumber.io/docs/gherkin/reference/#example" text:style-name="Internet_20_link" text:visited-style-name="Visited_20_Internet_20_Link"><text:span text:style-name="Source_20_Text"><text:span text:style-name="T34">Example</text:span></text:span></text:a><text:span text:style-name="T34"> (or </text:span><text:span text:style-name="Source_20_Text"><text:span text:style-name="T34">Scenario</text:span></text:span><text:span text:style-name="T34">) </text:span></text:p>
        </text:list-item>
        <text:list-item>
          <text:p text:style-name="P133"><text:a xlink:type="simple" xlink:href="https://cucumber.io/docs/gherkin/reference/#given" text:style-name="Internet_20_link" text:visited-style-name="Visited_20_Internet_20_Link"><text:span text:style-name="Source_20_Text"><text:span text:style-name="T34">Given</text:span></text:span></text:a><text:span text:style-name="T34">, </text:span><text:a xlink:type="simple" xlink:href="https://cucumber.io/docs/gherkin/reference/#when" text:style-name="Internet_20_link" text:visited-style-name="Visited_20_Internet_20_Link"><text:span text:style-name="Source_20_Text"><text:span text:style-name="T34">When</text:span></text:span></text:a><text:span text:style-name="T34">, </text:span><text:a xlink:type="simple" xlink:href="https://cucumber.io/docs/gherkin/reference/#then" text:style-name="Internet_20_link" text:visited-style-name="Visited_20_Internet_20_Link"><text:span text:style-name="Source_20_Text"><text:span text:style-name="T34">Then</text:span></text:span></text:a><text:span text:style-name="T34">, </text:span><text:a xlink:type="simple" xlink:href="https://cucumber.io/docs/gherkin/reference/#and-but" text:style-name="Internet_20_link" text:visited-style-name="Visited_20_Internet_20_Link"><text:span text:style-name="Source_20_Text"><text:span text:style-name="T34">And</text:span></text:span></text:a><text:span text:style-name="T34">, </text:span><text:a xlink:type="simple" xlink:href="https://cucumber.io/docs/gherkin/reference/#and-but" text:style-name="Internet_20_link" text:visited-style-name="Visited_20_Internet_20_Link"><text:span text:style-name="Source_20_Text"><text:span text:style-name="T34">But</text:span></text:span></text:a><text:span text:style-name="T34"> for steps (or </text:span><text:a xlink:type="simple" xlink:href="https://cucumber.io/docs/gherkin/reference/#Asterisk" text:style-name="Internet_20_link" text:visited-style-name="Visited_20_Internet_20_Link"><text:span text:style-name="Source_20_Text"><text:span text:style-name="T34">*</text:span></text:span></text:a><text:span text:style-name="T34">) </text:span></text:p>
        </text:list-item>
        <text:list-item>
          <text:p text:style-name="P133"><text:a xlink:type="simple" xlink:href="https://cucumber.io/docs/gherkin/reference/#background" text:style-name="Internet_20_link" text:visited-style-name="Visited_20_Internet_20_Link"><text:span text:style-name="Source_20_Text"><text:span text:style-name="T34">Background</text:span></text:span></text:a><text:span text:style-name="T34"> </text:span></text:p>
        </text:list-item>
        <text:list-item>
          <text:p text:style-name="P133"><text:a xlink:type="simple" xlink:href="https://cucumber.io/docs/gherkin/reference/#scenario-outline" text:style-name="Internet_20_link" text:visited-style-name="Visited_20_Internet_20_Link"><text:span text:style-name="Source_20_Text"><text:span text:style-name="T34">Scenario Outline</text:span></text:span></text:a><text:span text:style-name="T34"> (or </text:span><text:a xlink:type="simple" xlink:href="https://cucumber.io/docs/gherkin/reference/#scenario-outline" text:style-name="Internet_20_link" text:visited-style-name="Visited_20_Internet_20_Link"><text:span text:style-name="Source_20_Text"><text:span text:style-name="T34">Scenario Template</text:span></text:span></text:a><text:span text:style-name="T34">) </text:span></text:p>
        </text:list-item>
        <text:list-item>
          <text:p text:style-name="P127"><text:a xlink:type="simple" xlink:href="https://cucumber.io/docs/gherkin/reference/#examples" text:style-name="Internet_20_link" text:visited-style-name="Visited_20_Internet_20_Link"><text:span text:style-name="Source_20_Text"><text:span text:style-name="T34">Examples</text:span></text:span></text:a><text:span text:style-name="T34"> (or </text:span><text:a xlink:type="simple" xlink:href="https://cucumber.io/docs/gherkin/reference/#examples" text:style-name="Internet_20_link" text:visited-style-name="Visited_20_Internet_20_Link"><text:span text:style-name="Source_20_Text"><text:span text:style-name="T34">Scenarios</text:span></text:span></text:a><text:span text:style-name="T34">) </text:span></text:p>
        </text:list-item>
      </text:list>
      <text:p text:style-name="P57">There are a few secondary keywords as well:</text:p>
      <text:list xml:id="list2099395381" text:style-name="L13">
        <text:list-item>
          <text:p text:style-name="P134"><text:span text:style-name="Source_20_Text"><text:span text:style-name="T34">"""</text:span></text:span><text:span text:style-name="T34"> (Doc Strings) </text:span></text:p>
        </text:list-item>
        <text:list-item>
          <text:p text:style-name="P134"><text:soft-page-break/><text:span text:style-name="Source_20_Text"><text:span text:style-name="T34">|</text:span></text:span><text:span text:style-name="T34"> (Data Tables) </text:span></text:p>
        </text:list-item>
        <text:list-item>
          <text:p text:style-name="P134"><text:span text:style-name="Source_20_Text"><text:span text:style-name="T34">@</text:span></text:span><text:span text:style-name="T34"> (Tags) </text:span></text:p>
        </text:list-item>
        <text:list-item>
          <text:p text:style-name="P128"><text:span text:style-name="Source_20_Text"><text:span text:style-name="T34">#</text:span></text:span><text:span text:style-name="T34"> (Comments) </text:span></text:p>
        </text:list-item>
      </text:list>
      <text:p text:style-name="P4"/>
      <text:p text:style-name="P55"><text:span text:style-name="T10">Example : </text:span><text:span text:style-name="Source_20_Text"><text:span text:style-name="T34">Feature: Guess the word</text:span></text:span></text:p>
      <text:p text:style-name="P58"/>
      <text:p text:style-name="P59"><text:span text:style-name="Source_20_Text"><text:span text:style-name="T34"><text:s text:c="2"/># The first example has two steps</text:span></text:span></text:p>
      <text:p text:style-name="P59"><text:span text:style-name="Source_20_Text"><text:span text:style-name="T34"><text:s text:c="2"/>Scenario: Maker starts a game</text:span></text:span></text:p>
      <text:p text:style-name="P59"><text:span text:style-name="Source_20_Text"><text:span text:style-name="T34"><text:s text:c="4"/>When the Maker starts a game</text:span></text:span></text:p>
      <text:p text:style-name="P59"><text:span text:style-name="Source_20_Text"><text:span text:style-name="T34"><text:s text:c="4"/>Then the Maker waits for a Breaker to join</text:span></text:span></text:p>
      <text:p text:style-name="P58"/>
      <text:p text:style-name="P59"><text:span text:style-name="Source_20_Text"><text:span text:style-name="T34"><text:s text:c="2"/># The second example has three steps</text:span></text:span></text:p>
      <text:p text:style-name="P59"><text:span text:style-name="Source_20_Text"><text:span text:style-name="T34"><text:s text:c="2"/>Scenario: Breaker joins a game</text:span></text:span></text:p>
      <text:p text:style-name="P59"><text:span text:style-name="Source_20_Text"><text:span text:style-name="T34"><text:s text:c="4"/>Given the Maker has started a game with the word "silky"</text:span></text:span></text:p>
      <text:p text:style-name="P59"><text:span text:style-name="Source_20_Text"><text:span text:style-name="T34"><text:s text:c="4"/>When the Breaker joins the Maker's game</text:span></text:span></text:p>
      <text:p text:style-name="P60"><text:span text:style-name="Source_20_Text"><text:span text:style-name="T34"><text:s text:c="4"/>Then the Breaker must guess a word with 5 characters</text:span></text:span></text:p>
      <text:p text:style-name="P4"/>
      <text:p text:style-name="P6">14/6/2023</text:p>
      <text:p text:style-name="P5"><text:s text:c="4"/>Performing Splecflow project on youtube search box on chrome website.</text:p>
      <text:p text:style-name="P5"/>
      <text:list xml:id="list247396653" text:style-name="L14">
        <text:list-item>
          <text:p text:style-name="P89">Initially open the visual studio, goto extension-manage extension, download the specflow.</text:p>
        </text:list-item>
        <text:list-item>
          <text:p text:style-name="P89">Again open the specflow project with nunit. Now open the solution and right click-open th nuGet packages, then download the selenium driver, nunit,specflow.Nunit.</text:p>
        </text:list-item>
        <text:list-item>
          <text:p text:style-name="P90"><text:span text:style-name="T20">In </text:span><text:span text:style-name="T21">feature file</text:span><text:span text:style-name="T20">,goto add and open the new item, then select the feature file for specflow.</text:span>In that write the name of the feature. Scenario of the content and write the given conditions.</text:p>
          <text:list>
            <text:list-header>
              <text:p text:style-name="P89"><text:span text:style-name="T13">Feature:</text:span> Youtube search feature</text:p>
            </text:list-header>
            <text:list-item>
              <text:p text:style-name="P93"/>
            </text:list-item>
            <text:list-item>
              <text:p text:style-name="P123">Search for the BlikeBINDU</text:p>
            </text:list-item>
            <text:list-item>
              <text:p text:style-name="P95"/>
            </text:list-item>
            <text:list-item>
              <text:p text:style-name="P124">@BLikeBINDU</text:p>
            </text:list-item>
            <text:list-item>
              <text:p text:style-name="P74"><text:span text:style-name="T14">Scenario:</text:span><text:span text:style-name="T12"> search for BLikeBINDU</text:span></text:p>
            </text:list-item>
            <text:list-item>
              <text:p text:style-name="P74"><text:span text:style-name="T12"><text:tab/></text:span><text:span text:style-name="T14">Given </text:span><text:span text:style-name="T12">open the browser</text:span></text:p>
            </text:list-item>
            <text:list-item>
              <text:p text:style-name="P74"><text:soft-page-break/><text:span text:style-name="T12"><text:tab/></text:span><text:span text:style-name="T14">When </text:span><text:span text:style-name="T12">Enter the URL</text:span></text:p>
            </text:list-item>
            <text:list-item>
              <text:p text:style-name="P89"><text:span text:style-name="T20"><text:tab/></text:span><text:span text:style-name="T14">Then </text:span><text:span text:style-name="T20">Search for the BlikeBINDU</text:span></text:p>
            </text:list-item>
          </text:list>
        </text:list-item>
      </text:list>
      <text:p text:style-name="P9"/>
      <text:list xml:id="list174847746078935" text:continue-numbering="true" text:style-name="L14">
        <text:list-item>
          <text:p text:style-name="P96">In step definition, copy the calculator code and paste in the same same definition file and rename the filename as FeatureSteoDefinition.cs. </text:p>
        </text:list-item>
        <text:list-item>
          <text:p text:style-name="P96">In the feature file, right click and click on definite steps, then steps will be copied to clipboard and paste in the featurestepdefinition file.</text:p>
        </text:list-item>
        <text:list-item>
          <text:p text:style-name="P96">This the code</text:p>
          <text:p text:style-name="P75"><text:span text:style-name="T15">using</text:span><text:span text:style-name="T9"> OpenQA.Selenium;</text:span></text:p>
          <text:p text:style-name="P74"><text:span text:style-name="T13">using</text:span><text:span text:style-name="T9"> OpenQA.Selenium.Chrome;</text:span></text:p>
          <text:p text:style-name="P93"/>
          <text:p text:style-name="P74"><text:span text:style-name="T13">namespace</text:span><text:span text:style-name="T9"> SpecFlowProject1.StepDefinitions</text:span></text:p>
          <text:p text:style-name="P93">{</text:p>
          <text:p text:style-name="P93"><text:s text:c="4"/>[Binding]</text:p>
          <text:p text:style-name="P74"><text:span text:style-name="T9"><text:s text:c="4"/></text:span><text:span text:style-name="T13">public</text:span><text:span text:style-name="T9"> </text:span><text:span text:style-name="T13">sealed</text:span><text:span text:style-name="T9"> </text:span><text:span text:style-name="T13">class</text:span><text:span text:style-name="T9"> </text:span><text:span text:style-name="T17">FeatureStepDefinitions</text:span></text:p>
          <text:p text:style-name="P93"><text:s text:c="4"/>{</text:p>
          <text:p text:style-name="P74"><text:span text:style-name="T9"><text:s text:c="8"/></text:span><text:span text:style-name="T13">private</text:span><text:span text:style-name="T9"> IWebDriver driver;</text:span></text:p>
          <text:p text:style-name="P93"/>
          <text:p text:style-name="P74"><text:span text:style-name="T9"><text:s text:c="8"/>[Given(</text:span><text:span text:style-name="T18">@"open the browser"</text:span><text:span text:style-name="T9">)]</text:span></text:p>
          <text:p text:style-name="P74"><text:span text:style-name="T9"><text:s text:c="8"/></text:span><text:span text:style-name="T13">public</text:span><text:span text:style-name="T9"> </text:span><text:span text:style-name="T13">void</text:span><text:span text:style-name="T9"> GivenOpenTheBrowser()</text:span></text:p>
          <text:p text:style-name="P93"><text:s text:c="8"/>{</text:p>
          <text:p text:style-name="P93"><text:s text:c="11"/></text:p>
          <text:p text:style-name="P93"/>
          <text:p text:style-name="P74"><text:span text:style-name="T9"><text:s text:c="12"/>driver = </text:span><text:span text:style-name="T13">new</text:span><text:span text:style-name="T9"> ChromeDriver();</text:span></text:p>
          <text:p text:style-name="P93"><text:s text:c="12"/>driver.Manage().Window.Maximize();</text:p>
          <text:p text:style-name="P93"><text:s text:c="8"/>}</text:p>
          <text:p text:style-name="P93"/>
          <text:p text:style-name="P74"><text:span text:style-name="T9"><text:s text:c="8"/>[When(</text:span><text:span text:style-name="T18">@"Enter the URL"</text:span><text:span text:style-name="T9">)]</text:span></text:p>
          <text:p text:style-name="P74"><text:span text:style-name="T9"><text:s text:c="8"/></text:span><text:span text:style-name="T13">public</text:span><text:span text:style-name="T9"> </text:span><text:span text:style-name="T13">void</text:span><text:span text:style-name="T9"> WhenEnterTheURL()</text:span></text:p>
          <text:p text:style-name="P93"><text:s text:c="8"/>{</text:p>
          <text:p text:style-name="P74"><text:span text:style-name="T9"><text:s text:c="12"/>driver.Url = </text:span><text:span text:style-name="T19">"https://www.youtube.com/"</text:span><text:span text:style-name="T9">;</text:span></text:p>
          <text:p text:style-name="P93"><text:s text:c="12"/>Thread.Sleep(5000);</text:p>
          <text:p text:style-name="P93"><text:s text:c="12"/></text:p>
          <text:p text:style-name="P93"><text:soft-page-break/><text:s text:c="8"/>}</text:p>
          <text:p text:style-name="P93"/>
          <text:p text:style-name="P74"><text:span text:style-name="T9"><text:s text:c="8"/>[Then(</text:span><text:span text:style-name="T18">@"Search for the BLikeBINDU"</text:span><text:span text:style-name="T9">)]</text:span></text:p>
          <text:p text:style-name="P74"><text:span text:style-name="T9"><text:s text:c="8"/></text:span><text:span text:style-name="T13">public</text:span><text:span text:style-name="T9"> </text:span><text:span text:style-name="T13">void</text:span><text:span text:style-name="T9"> ThenSearchForTheBLikeBindu()</text:span></text:p>
          <text:p text:style-name="P93"><text:s text:c="8"/>{</text:p>
          <text:p text:style-name="P74"><text:span text:style-name="T9"><text:s text:c="11"/>driver.FindElement(By.XPath(</text:span><text:span text:style-name="T19">"//*[@name='search_query']"</text:span><text:span text:style-name="T9">)).SendKeys(</text:span><text:span text:style-name="T19">"BLikeBINDU"</text:span><text:span text:style-name="T9">);</text:span></text:p>
          <text:p text:style-name="P74"><text:span text:style-name="T9"><text:s text:c="11"/>driver.FindElement(By.XPath(</text:span><text:span text:style-name="T19">"//*[@name='search_query']"</text:span><text:span text:style-name="T9">)).SendKeys(Keys.Enter);</text:span></text:p>
          <text:p text:style-name="P93"><text:s text:c="12"/>Thread.Sleep(5000);</text:p>
          <text:p text:style-name="P93"/>
          <text:p text:style-name="P93"/>
          <text:p text:style-name="P93"><text:s text:c="12"/>driver.Quit();</text:p>
          <text:p text:style-name="P93"><text:s text:c="8"/>}</text:p>
          <text:p text:style-name="P93"><text:s text:c="4"/>}</text:p>
          <text:p text:style-name="P93">}</text:p>
        </text:list-item>
      </text:list>
      <text:p text:style-name="P10"/>
      <text:p text:style-name="P8"><text:span text:style-name="T22">S</text:span><text:span text:style-name="T20">pecFlow Framework Report Generation</text:span></text:p>
      <text:p text:style-name="P25"/>
      <text:p text:style-name="P11">dotnet tool install --global SpecFlow.Plus.LivingDoc.CLI</text:p>
      <text:p text:style-name="P11"/>
      <text:p text:style-name="P12">Enter this command in cmd prompt</text:p>
      <text:p text:style-name="P12">C:\Users\I-Ray&gt;dotnet tool install --global SpecFlow.Plus.LivingDoc.CLI</text:p>
      <text:p text:style-name="P12">You can invoke the tool using the following command: livingdoc</text:p>
      <text:p text:style-name="P12">Tool 'specflow.plus.livingdoc.cli' (version '3.9.57') was successfully installed.</text:p>
      <text:p text:style-name="P12"><text:tab/><text:tab/>--this is displayed in the cmd prompt.</text:p>
      <text:p text:style-name="P12"/>
      <text:p text:style-name="P13">- Now type the particular cmd in cmd prompt</text:p>
      <text:p text:style-name="P13"><text:tab/>C:\Users\I-Ray&gt; cd C:\Users\I-Ray\source\repos\SpecFlowProject1\SpecFlowProject1\bin\Debug\net6.0</text:p>
      <text:p text:style-name="P13"/>
      <text:p text:style-name="P14">C:\Users\I-Ray\source\repos\SpecFlowProject1\SpecFlowProject1\bin\Debug\net6.0&gt;livingdoc test-assembly SpecFlowProject1.dll -t TestExecution.json</text:p>
      <text:p text:style-name="P13">Framework: .NET 5.0.7</text:p>
      <text:p text:style-name="P13"><text:soft-page-break/>Warning: Unable to load one or more of the requested types.</text:p>
      <text:p text:style-name="P13">Could not load file or assembly 'System.Runtime, Version=6.0.0.0, Culture=neutral, PublicKeyToken=b03f5f7f11d50a3a'. The system cannot find the file specified.</text:p>
      <text:p text:style-name="P13">Could not load file or assembly 'System.Runtime, Version=6.0.0.0, Culture=neutral, PublicKeyToken=b03f5f7f11d50a3a'. The system cannot find the file specified.</text:p>
      <text:p text:style-name="P13">Could not load file or assembly 'System.Runtime, Version=6.0.0.0, Culture=neutral, PublicKeyToken=b03f5f7f11d50a3a'. The system cannot find the file specified.</text:p>
      <text:p text:style-name="P13">Could not load file or assembly 'System.Runtime, Version=6.0.0.0, Culture=neutral, PublicKeyToken=b03f5f7f11d50a3a'. The system cannot find the file specified.</text:p>
      <text:p text:style-name="P13">Could not load file or assembly 'System.Runtime, Version=6.0.0.0, Culture=neutral, PublicKeyToken=b03f5f7f11d50a3a'. The system cannot find the file specified.</text:p>
      <text:p text:style-name="P13">Could not load file or assembly 'System.Runtime, Version=6.0.0.0, Culture=neutral, PublicKeyToken=b03f5f7f11d50a3a'. The system cannot find the file specified.</text:p>
      <text:p text:style-name="P13">Could not load file or assembly 'System.Runtime, Version=6.0.0.0, Culture=neutral, PublicKeyToken=b03f5f7f11d50a3a'. The system cannot find the file specified.</text:p>
      <text:p text:style-name="P13">Warning: No bindings found in assembly 'C:\Users\I-Ray\source\repos\SpecFlowProject1\SpecFlowProject1\bin\Debug\net6.0\SpecFlowProject1.dll'</text:p>
      <text:p text:style-name="P13">C:\Users\I-Ray\source\repos\SpecFlowProject1\SpecFlowProject1\bin\Debug\net6.0\LivingDoc.html was successfully generated.</text:p>
      <text:p text:style-name="P13"/>
      <text:list xml:id="list2226532155" text:style-name="L15">
        <text:list-item>
          <text:p text:style-name="P97">After this open the file explorer and goto last modifies, the it shows the livind doc and open the file, it opens the report generation.</text:p>
        </text:list-item>
        <text:list-item>
          <text:p text:style-name="P97">For second scenario- run the second scenario, In the cmd prompt type the same cmd</text:p>
          <text:p text:style-name="P91"><text:span text:style-name="T20"><text:s text:c="2"/>livingdoc test-assembly SpecFlowProject1.dll -t TestExecution.json <text:s text:c="3"/>--- </text:span><text:span text:style-name="T23">It will display the </text:span><text:span text:style-name="T24">second report generation.</text:span></text:p>
        </text:list-item>
      </text:list>
      <text:p text:style-name="P15"/>
      <text:p text:style-name="P15"/>
      <text:p text:style-name="P15"/>
      <text:p text:style-name="P15"/>
      <text:p text:style-name="P2"><text:span text:style-name="T35">. You can check the architecture of your emulator/device in the AVD Manager or by using the </text:span><text:span text:style-name="Source_20_Text"><text:span text:style-name="T35">adb shell getprop ro.product.cpu.abi</text:span></text:span><text:span text:style-name="T35"> command in the command prompt or terminal. </text:span></text:p>
      <text:p text:style-name="P15"/>
      <text:p text:style-name="P15"/>
      <text:p text:style-name="P15"><text:soft-page-break/></text:p>
      <text:p text:style-name="P7"><text:span text:style-name="T24">A</text:span><text:span text:style-name="T20">ndroid studio commands</text:span></text:p>
      <text:p text:style-name="P28"/>
      <text:list xml:id="list2764900821" text:style-name="L16">
        <text:list-item>
          <text:p text:style-name="P92"><text:span text:style-name="T20">adb install dk.resound.smart3d-Signed(14).apk </text:span><text:span text:style-name="T25">to install apk file.</text:span></text:p>
        </text:list-item>
        <text:list-item>
          <text:p text:style-name="P122"><text:span text:style-name="T36">Ensure the correct package name and activity name: To launch the installed application using ADB, you need to provide the correct package name and activity name. Double-check that you are using the correct values for the </text:span><text:span text:style-name="Source_20_Text"><text:span text:style-name="T36">adb shell am start</text:span></text:span><text:span text:style-name="T36"> command. </text:span></text:p>
        </text:list-item>
        <text:list-item>
          <text:p text:style-name="P122"><text:span text:style-name="T36">To find the package name and activity name for the APK file </text:span><text:span text:style-name="Source_20_Text"><text:span text:style-name="T36">dk.resound.smart3d-Signed(14).apk</text:span></text:span><text:span text:style-name="T36">, you can use the </text:span><text:span text:style-name="Source_20_Text"><text:span text:style-name="T36">aapt</text:span></text:span><text:span text:style-name="T36"> (Android Asset Packaging Tool) command. </text:span></text:p>
        </text:list-item>
        <text:list-item>
          <text:p text:style-name="P122"><text:span text:style-name="T36">Navigate to the directory where the </text:span><text:span text:style-name="Source_20_Text"><text:span text:style-name="T36">aapt</text:span></text:span><text:span text:style-name="T36"> tool is located. The </text:span><text:span text:style-name="Source_20_Text"><text:span text:style-name="T36">aapt</text:span></text:span><text:span text:style-name="T36"> tool is typically found in the </text:span><text:span text:style-name="Source_20_Text"><text:span text:style-name="T36">build-tools</text:span></text:span><text:span text:style-name="T36"> directory of the Android SDK. For example: </text:span></text:p>
          <text:p text:style-name="P125"><text:span text:style-name="T11"><text:s/><text:tab/></text:span><text:span text:style-name="T36">Navigate to the directory where the </text:span><text:span text:style-name="Source_20_Text"><text:span text:style-name="T36">aapt</text:span></text:span><text:span text:style-name="T36"> tool is located. The </text:span><text:span text:style-name="Source_20_Text"><text:span text:style-name="T36">aapt</text:span></text:span><text:span text:style-name="T36"> tool is typically found in the </text:span><text:span text:style-name="Source_20_Text"><text:span text:style-name="T36">build-tools</text:span></text:span><text:span text:style-name="T36"> directory of the Android SDK. For example: </text:span></text:p>
          <text:p text:style-name="P77">cd C:\Users\I-Ray\AppData\Local\Android\Sdk\build-tools\30.0.3</text:p>
          <text:p text:style-name="P77">cd C:\Users\I-Ray\AppData\Local\Android\Sdk\build-tools\34.0.0</text:p>
        </text:list-item>
        <text:list-item>
          <text:p text:style-name="P78">aapt dump badging "C:\Users\I-Ray\AppData\Local\Android\Sdk\platform-tools\dk.resound.smart3d-Signed(14).apk"</text:p>
          <text:list>
            <text:list-header>
              <text:p text:style-name="P79">package: name='dk.resound.smart3d' versionCode='28346' versionName='1.33.0' platformBuildVersionName='13' platformBuildVersionCode='33' compileSdkVersion='33' compileSdkVersionCodename='13'</text:p>
            </text:list-header>
            <text:list-item>
              <text:p text:style-name="P79">install-location:'auto'</text:p>
            </text:list-item>
            <text:list-item>
              <text:p text:style-name="P79">sdkVersion:'26'</text:p>
            </text:list-item>
            <text:list-item>
              <text:p text:style-name="P79">targetSdkVersion:'33'</text:p>
            </text:list-item>
            <text:list-item>
              <text:p text:style-name="P79">uses-permission: name='dk.resound.smart3d.permission.MAPS_RECEIVE'</text:p>
            </text:list-item>
            <text:list-item>
              <text:p text:style-name="P79">uses-permission: name='android.permission.BATTERY_STATS'</text:p>
            </text:list-item>
            <text:list-item>
              <text:p text:style-name="P79">uses-permission: name='android.permission.ACCESS_WIFI_STATE'</text:p>
            </text:list-item>
            <text:list-item>
              <text:p text:style-name="P79">uses-permission: name='android.permission.BLUETOOTH' maxSdkVersion='30'</text:p>
            </text:list-item>
            <text:list-item>
              <text:p text:style-name="P79">uses-permission: name='android.permission.BLUETOOTH_ADMIN' maxSdkVersion='30'</text:p>
            </text:list-item>
            <text:list-item>
              <text:p text:style-name="P79">uses-permission: name='android.permission.BLUETOOTH_SCAN'</text:p>
            </text:list-item>
            <text:list-item>
              <text:p text:style-name="P79">uses-permission: name='android.permission.BLUETOOTH_CONNECT'</text:p>
            </text:list-item>
            <text:list-item>
              <text:p text:style-name="P79">uses-permission: name='android.permission.INTERNET'</text:p>
            </text:list-item>
            <text:list-item>
              <text:p text:style-name="P79">uses-permission: name='android.permission.ACCESS_COARSE_LOCATION'</text:p>
            </text:list-item>
            <text:list-item>
              <text:p text:style-name="P79">uses-permission: name='android.permission.ACCESS_FINE_LOCATION'</text:p>
            </text:list-item>
            <text:list-item>
              <text:p text:style-name="P79"><text:soft-page-break/>uses-permission: name='android.permission.ACCESS_NETWORK_STATE'</text:p>
            </text:list-item>
            <text:list-item>
              <text:p text:style-name="P79">uses-permission: name='android.permission.RECEIVE_BOOT_COMPLETED'</text:p>
            </text:list-item>
            <text:list-item>
              <text:p text:style-name="P79">uses-permission: name='android.permission.WAKE_LOCK'</text:p>
            </text:list-item>
            <text:list-item>
              <text:p text:style-name="P79">uses-permission: name='android.permission.SYSTEM_ALERT_WINDOW'</text:p>
            </text:list-item>
            <text:list-item>
              <text:p text:style-name="P79">uses-permission: name='android.permission.MANAGE_OWN_CALLS'</text:p>
            </text:list-item>
            <text:list-item>
              <text:p text:style-name="P79">uses-permission: name='android.permission.FOREGROUND_SERVICE'</text:p>
            </text:list-item>
            <text:list-item>
              <text:p text:style-name="P79">uses-permission: name='android.permission.USE_FULL_SCREEN_INTENT'</text:p>
            </text:list-item>
            <text:list-item>
              <text:p text:style-name="P79">uses-permission: name='android.permission.ANSWER_PHONE_CALLS'</text:p>
            </text:list-item>
            <text:list-item>
              <text:p text:style-name="P79">uses-permission: name='android.permission.MODIFY_AUDIO_SETTINGS'</text:p>
            </text:list-item>
            <text:list-item>
              <text:p text:style-name="P79">uses-permission: name='android.permission.CAMERA'</text:p>
            </text:list-item>
            <text:list-item>
              <text:p text:style-name="P79">uses-permission: name='android.permission.RECORD_AUDIO'</text:p>
            </text:list-item>
            <text:list-item>
              <text:p text:style-name="P79">uses-permission: name='android.permission.READ_PHONE_STATE'</text:p>
            </text:list-item>
            <text:list-item>
              <text:p text:style-name="P79">uses-permission: name='android.permission.READ_PHONE_NUMBERS'</text:p>
            </text:list-item>
            <text:list-item>
              <text:p text:style-name="P79">uses-permission: name='android.permission.ACCESS_BACKGROUND_LOCATION'</text:p>
            </text:list-item>
            <text:list-item>
              <text:p text:style-name="P79">uses-permission: name='android.permission.WRITE_EXTERNAL_STORAGE'</text:p>
            </text:list-item>
            <text:list-item>
              <text:p text:style-name="P79">uses-permission: name='android.permission.VIBRATE'</text:p>
            </text:list-item>
            <text:list-item>
              <text:p text:style-name="P79">uses-permission: name='android.permission.POST_NOTIFICATIONS'</text:p>
            </text:list-item>
            <text:list-item>
              <text:p text:style-name="P79">uses-permission: name='com.google.android.c2dm.permission.RECEIVE'</text:p>
            </text:list-item>
            <text:list-item>
              <text:p text:style-name="P79">application-label:'Smart 3D'</text:p>
            </text:list-item>
            <text:list-item>
              <text:p text:style-name="P79">application-label-af:'Smart 3D'</text:p>
            </text:list-item>
            <text:list-item>
              <text:p text:style-name="P79">application-label-am:'Smart 3D'</text:p>
            </text:list-item>
            <text:list-item>
              <text:p text:style-name="P79">application-label-ar:'Smart 3D'</text:p>
            </text:list-item>
            <text:list-item>
              <text:p text:style-name="P79">application-label-as:'Smart 3D'</text:p>
            </text:list-item>
            <text:list-item>
              <text:p text:style-name="P79">application-label-az:'Smart 3D'</text:p>
            </text:list-item>
            <text:list-item>
              <text:p text:style-name="P79">application-label-be:'Smart 3D'</text:p>
            </text:list-item>
            <text:list-item>
              <text:p text:style-name="P79">application-label-bg:'Smart 3D'</text:p>
            </text:list-item>
            <text:list-item>
              <text:p text:style-name="P79">application-label-bn:'Smart 3D'</text:p>
            </text:list-item>
            <text:list-item>
              <text:p text:style-name="P79">application-label-bs:'Smart 3D'</text:p>
            </text:list-item>
            <text:list-item>
              <text:p text:style-name="P79">application-label-ca:'Smart 3D'</text:p>
            </text:list-item>
            <text:list-item>
              <text:p text:style-name="P79">application-label-cs:'Smart 3D'</text:p>
            </text:list-item>
            <text:list-item>
              <text:p text:style-name="P79">application-label-da:'Smart 3D'</text:p>
            </text:list-item>
            <text:list-item>
              <text:p text:style-name="P79">application-label-de:'Smart 3D'</text:p>
            </text:list-item>
            <text:list-item>
              <text:p text:style-name="P79">application-label-el:'Smart 3D'</text:p>
            </text:list-item>
            <text:list-item>
              <text:p text:style-name="P79"><text:soft-page-break/>application-label-en-AU:'Smart 3D'</text:p>
            </text:list-item>
            <text:list-item>
              <text:p text:style-name="P79">application-label-en-CA:'Smart 3D'</text:p>
            </text:list-item>
            <text:list-item>
              <text:p text:style-name="P79">application-label-en-GB:'Smart 3D'</text:p>
            </text:list-item>
            <text:list-item>
              <text:p text:style-name="P79">application-label-en-IN:'Smart 3D'</text:p>
            </text:list-item>
            <text:list-item>
              <text:p text:style-name="P79">application-label-en-XC:'Smart 3D'</text:p>
            </text:list-item>
            <text:list-item>
              <text:p text:style-name="P79">application-label-es:'Smart 3D'</text:p>
            </text:list-item>
            <text:list-item>
              <text:p text:style-name="P79">application-label-es-419:'Smart 3D'</text:p>
            </text:list-item>
            <text:list-item>
              <text:p text:style-name="P79">application-label-es-US:'Smart 3D'</text:p>
            </text:list-item>
            <text:list-item>
              <text:p text:style-name="P79">application-label-et:'Smart 3D'</text:p>
            </text:list-item>
            <text:list-item>
              <text:p text:style-name="P79">application-label-eu:'Smart 3D'</text:p>
            </text:list-item>
            <text:list-item>
              <text:p text:style-name="P79">application-label-fa:'Smart 3D'</text:p>
            </text:list-item>
            <text:list-item>
              <text:p text:style-name="P79">application-label-fi:'Smart 3D'</text:p>
            </text:list-item>
            <text:list-item>
              <text:p text:style-name="P79">application-label-fr:'Smart 3D'</text:p>
            </text:list-item>
            <text:list-item>
              <text:p text:style-name="P79">application-label-fr-CA:'Smart 3D'</text:p>
            </text:list-item>
            <text:list-item>
              <text:p text:style-name="P79">application-label-gl:'Smart 3D'</text:p>
            </text:list-item>
            <text:list-item>
              <text:p text:style-name="P79">application-label-gu:'Smart 3D'</text:p>
            </text:list-item>
            <text:list-item>
              <text:p text:style-name="P79">application-label-hi:'Smart 3D'</text:p>
            </text:list-item>
            <text:list-item>
              <text:p text:style-name="P79">application-label-hr:'Smart 3D'</text:p>
            </text:list-item>
            <text:list-item>
              <text:p text:style-name="P79">application-label-hu:'Smart 3D'</text:p>
            </text:list-item>
            <text:list-item>
              <text:p text:style-name="P79">application-label-hy:'Smart 3D'</text:p>
            </text:list-item>
            <text:list-item>
              <text:p text:style-name="P79">application-label-in:'Smart 3D'</text:p>
            </text:list-item>
            <text:list-item>
              <text:p text:style-name="P79">application-label-is:'Smart 3D'</text:p>
            </text:list-item>
            <text:list-item>
              <text:p text:style-name="P79">application-label-it:'Smart 3D'</text:p>
            </text:list-item>
            <text:list-item>
              <text:p text:style-name="P79">application-label-iw:'Smart 3D'</text:p>
            </text:list-item>
            <text:list-item>
              <text:p text:style-name="P79">application-label-ja:'Smart 3D'</text:p>
            </text:list-item>
            <text:list-item>
              <text:p text:style-name="P79">application-label-ka:'Smart 3D'</text:p>
            </text:list-item>
            <text:list-item>
              <text:p text:style-name="P79">application-label-kk:'Smart 3D'</text:p>
            </text:list-item>
            <text:list-item>
              <text:p text:style-name="P79">application-label-km:'Smart 3D'</text:p>
            </text:list-item>
            <text:list-item>
              <text:p text:style-name="P79">application-label-kn:'Smart 3D'</text:p>
            </text:list-item>
            <text:list-item>
              <text:p text:style-name="P79">application-label-ko:'Smart 3D'</text:p>
            </text:list-item>
            <text:list-item>
              <text:p text:style-name="P79">application-label-ky:'Smart 3D'</text:p>
            </text:list-item>
            <text:list-item>
              <text:p text:style-name="P79">application-label-lo:'Smart 3D'</text:p>
            </text:list-item>
            <text:list-item>
              <text:p text:style-name="P79">application-label-lt:'Smart 3D'</text:p>
            </text:list-item>
            <text:list-item>
              <text:p text:style-name="P79"><text:soft-page-break/>application-label-lv:'Smart 3D'</text:p>
            </text:list-item>
            <text:list-item>
              <text:p text:style-name="P79">application-label-mk:'Smart 3D'</text:p>
            </text:list-item>
            <text:list-item>
              <text:p text:style-name="P79">application-label-ml:'Smart 3D'</text:p>
            </text:list-item>
            <text:list-item>
              <text:p text:style-name="P79">application-label-mn:'Smart 3D'</text:p>
            </text:list-item>
            <text:list-item>
              <text:p text:style-name="P79">application-label-mr:'Smart 3D'</text:p>
            </text:list-item>
            <text:list-item>
              <text:p text:style-name="P79">application-label-ms:'Smart 3D'</text:p>
            </text:list-item>
            <text:list-item>
              <text:p text:style-name="P79">application-label-my:'Smart 3D'</text:p>
            </text:list-item>
            <text:list-item>
              <text:p text:style-name="P79">application-label-nb:'Smart 3D'</text:p>
            </text:list-item>
            <text:list-item>
              <text:p text:style-name="P79">application-label-ne:'Smart 3D'</text:p>
            </text:list-item>
            <text:list-item>
              <text:p text:style-name="P79">application-label-nl:'Smart 3D'</text:p>
            </text:list-item>
            <text:list-item>
              <text:p text:style-name="P79">application-label-or:'Smart 3D'</text:p>
            </text:list-item>
            <text:list-item>
              <text:p text:style-name="P79">application-label-pa:'Smart 3D'</text:p>
            </text:list-item>
            <text:list-item>
              <text:p text:style-name="P79">application-label-pl:'Smart 3D'</text:p>
            </text:list-item>
            <text:list-item>
              <text:p text:style-name="P79">application-label-pt:'Smart 3D'</text:p>
            </text:list-item>
            <text:list-item>
              <text:p text:style-name="P79">application-label-pt-BR:'Smart 3D'</text:p>
            </text:list-item>
            <text:list-item>
              <text:p text:style-name="P79">application-label-pt-PT:'Smart 3D'</text:p>
            </text:list-item>
            <text:list-item>
              <text:p text:style-name="P79">application-label-ro:'Smart 3D'</text:p>
            </text:list-item>
            <text:list-item>
              <text:p text:style-name="P79">application-label-ru:'Smart 3D'</text:p>
            </text:list-item>
            <text:list-item>
              <text:p text:style-name="P79">application-label-si:'Smart 3D'</text:p>
            </text:list-item>
            <text:list-item>
              <text:p text:style-name="P79">application-label-sk:'Smart 3D'</text:p>
            </text:list-item>
            <text:list-item>
              <text:p text:style-name="P79">application-label-sl:'Smart 3D'</text:p>
            </text:list-item>
            <text:list-item>
              <text:p text:style-name="P79">application-label-sq:'Smart 3D'</text:p>
            </text:list-item>
            <text:list-item>
              <text:p text:style-name="P79">application-label-sr:'Smart 3D'</text:p>
            </text:list-item>
            <text:list-item>
              <text:p text:style-name="P79">application-label-sr-Latn:'Smart 3D'</text:p>
            </text:list-item>
            <text:list-item>
              <text:p text:style-name="P79">application-label-sv:'Smart 3D'</text:p>
            </text:list-item>
            <text:list-item>
              <text:p text:style-name="P79">application-label-sw:'Smart 3D'</text:p>
            </text:list-item>
            <text:list-item>
              <text:p text:style-name="P79">application-label-ta:'Smart 3D'</text:p>
            </text:list-item>
            <text:list-item>
              <text:p text:style-name="P79">application-label-te:'Smart 3D'</text:p>
            </text:list-item>
            <text:list-item>
              <text:p text:style-name="P79">application-label-th:'Smart 3D'</text:p>
            </text:list-item>
            <text:list-item>
              <text:p text:style-name="P79">application-label-tl:'Smart 3D'</text:p>
            </text:list-item>
            <text:list-item>
              <text:p text:style-name="P79">application-label-tr:'Smart 3D'</text:p>
            </text:list-item>
            <text:list-item>
              <text:p text:style-name="P79">application-label-uk:'Smart 3D'</text:p>
            </text:list-item>
            <text:list-item>
              <text:p text:style-name="P79">application-label-ur:'Smart 3D'</text:p>
            </text:list-item>
            <text:list-item>
              <text:p text:style-name="P79"><text:soft-page-break/>application-label-uz:'Smart 3D'</text:p>
            </text:list-item>
            <text:list-item>
              <text:p text:style-name="P79">application-label-vi:'Smart 3D'</text:p>
            </text:list-item>
            <text:list-item>
              <text:p text:style-name="P79">application-label-zh-CN:'Smart 3D'</text:p>
            </text:list-item>
            <text:list-item>
              <text:p text:style-name="P79">application-label-zh-HK:'Smart 3D'</text:p>
            </text:list-item>
            <text:list-item>
              <text:p text:style-name="P79">application-label-zh-TW:'Smart 3D'</text:p>
            </text:list-item>
            <text:list-item>
              <text:p text:style-name="P79">application-label-zu:'Smart 3D'</text:p>
            </text:list-item>
            <text:list-item>
              <text:p text:style-name="P79">application-icon-160:'res/mipmap-anydpi-v26/app_icon_s.xml'</text:p>
            </text:list-item>
            <text:list-item>
              <text:p text:style-name="P79">application-icon-240:'res/mipmap-anydpi-v26/app_icon_s.xml'</text:p>
            </text:list-item>
            <text:list-item>
              <text:p text:style-name="P79">application-icon-320:'res/mipmap-anydpi-v26/app_icon_s.xml'</text:p>
            </text:list-item>
            <text:list-item>
              <text:p text:style-name="P79">application-icon-480:'res/mipmap-anydpi-v26/app_icon_s.xml'</text:p>
            </text:list-item>
            <text:list-item>
              <text:p text:style-name="P79">application-icon-640:'res/mipmap-anydpi-v26/app_icon_s.xml'</text:p>
            </text:list-item>
            <text:list-item>
              <text:p text:style-name="P79">application-icon-65534:'res/mipmap-anydpi-v26/app_icon_s.xml'</text:p>
            </text:list-item>
            <text:list-item>
              <text:p text:style-name="P79">application: label='Smart 3D' icon='res/mipmap-anydpi-v26/app_icon_s.xml'</text:p>
            </text:list-item>
            <text:list-item>
              <text:p text:style-name="P79">application-debuggable</text:p>
            </text:list-item>
            <text:list-item>
              <text:p text:style-name="P79">uses-library-not-required:'org.apache.http.legacy'</text:p>
            </text:list-item>
            <text:list-item>
              <text:p text:style-name="P79">launchable-activity: name='crc646f76f13f64c213ab.SplashScreenActivity' <text:s/>label='Smart 3D' icon=''</text:p>
            </text:list-item>
            <text:list-item>
              <text:p text:style-name="P79">uses-library-not-required:'com.google.android.wearable'</text:p>
            </text:list-item>
            <text:list-item>
              <text:p text:style-name="P79">uses-library-not-required:'androidx.window.extensions'</text:p>
            </text:list-item>
            <text:list-item>
              <text:p text:style-name="P79">uses-library-not-required:'androidx.window.sidecar'</text:p>
            </text:list-item>
            <text:list-item>
              <text:p text:style-name="P79">uses-permission: name='android.permission.READ_EXTERNAL_STORAGE'</text:p>
            </text:list-item>
            <text:list-item>
              <text:p text:style-name="P79">uses-implied-permission: name='android.permission.READ_EXTERNAL_STORAGE' reason='requested WRITE_EXTERNAL_STORAGE'</text:p>
            </text:list-item>
            <text:list-item>
              <text:p text:style-name="P79">feature-group: label=''</text:p>
            </text:list-item>
            <text:list-item>
              <text:p text:style-name="P79"><text:s text:c="2"/>uses-gl-es: '0x20000'</text:p>
            </text:list-item>
            <text:list-item>
              <text:p text:style-name="P79"><text:s text:c="2"/>uses-feature: name='android.hardware.camera'</text:p>
            </text:list-item>
            <text:list-item>
              <text:p text:style-name="P79"><text:s text:c="2"/>uses-feature-not-required: name='android.hardware.camera.autofocus'</text:p>
            </text:list-item>
            <text:list-item>
              <text:p text:style-name="P79"><text:s text:c="2"/>uses-feature: name='android.hardware.location'</text:p>
            </text:list-item>
            <text:list-item>
              <text:p text:style-name="P79"><text:s text:c="2"/>uses-feature: name='android.hardware.location.gps'</text:p>
            </text:list-item>
            <text:list-item>
              <text:p text:style-name="P79"><text:s text:c="2"/>uses-feature: name='android.hardware.location.network'</text:p>
            </text:list-item>
            <text:list-item>
              <text:p text:style-name="P79"><text:s text:c="2"/>uses-feature: name='android.hardware.bluetooth'</text:p>
            </text:list-item>
            <text:list-item>
              <text:p text:style-name="P79"><text:soft-page-break/><text:s text:c="2"/>uses-implied-feature: name='android.hardware.bluetooth' reason='requested android.permission.BLUETOOTH permission, requested android.permission.BLUETOOTH_ADMIN permission, and targetSdkVersion &gt; 4'</text:p>
            </text:list-item>
            <text:list-item>
              <text:p text:style-name="P79"><text:s text:c="2"/>uses-feature: name='android.hardware.faketouch'</text:p>
            </text:list-item>
            <text:list-item>
              <text:p text:style-name="P79"><text:s text:c="2"/>uses-implied-feature: name='android.hardware.faketouch' reason='default feature for all apps'</text:p>
            </text:list-item>
            <text:list-item>
              <text:p text:style-name="P79"><text:s text:c="2"/>uses-feature: name='android.hardware.microphone'</text:p>
            </text:list-item>
            <text:list-item>
              <text:p text:style-name="P79"><text:s text:c="2"/>uses-implied-feature: name='android.hardware.microphone' reason='requested android.permission.RECORD_AUDIO permission'</text:p>
            </text:list-item>
            <text:list-item>
              <text:p text:style-name="P79"><text:s text:c="2"/>uses-feature: name='android.hardware.screen.portrait'</text:p>
            </text:list-item>
            <text:list-item>
              <text:p text:style-name="P79"><text:s text:c="2"/>uses-implied-feature: name='android.hardware.screen.portrait' reason='one or more activities have specified a portrait orientation'</text:p>
            </text:list-item>
            <text:list-item>
              <text:p text:style-name="P79"><text:s text:c="2"/>uses-feature: name='android.hardware.wifi'</text:p>
            </text:list-item>
            <text:list-item>
              <text:p text:style-name="P79"><text:s text:c="2"/>uses-implied-feature: name='android.hardware.wifi' reason='requested android.permission.ACCESS_WIFI_STATE permission'</text:p>
            </text:list-item>
            <text:list-item>
              <text:p text:style-name="P79">main</text:p>
            </text:list-item>
            <text:list-item>
              <text:p text:style-name="P79">other-activities</text:p>
            </text:list-item>
            <text:list-item>
              <text:p text:style-name="P79">other-receivers</text:p>
            </text:list-item>
            <text:list-item>
              <text:p text:style-name="P79">other-services</text:p>
            </text:list-item>
            <text:list-item>
              <text:p text:style-name="P79">supports-screens: 'small' 'normal' 'large' 'xlarge'</text:p>
            </text:list-item>
            <text:list-item>
              <text:p text:style-name="P79">supports-any-density: 'true'</text:p>
            </text:list-item>
            <text:list-item>
              <text:p text:style-name="P79">locales: '--_--' 'af' 'am' 'ar' 'as' 'az' 'be' 'bg' 'bn' 'bs' 'ca' 'cs' 'da' 'de' 'el' 'en-AU' 'en-CA' 'en-GB' 'en-IN' 'en-XC' 'es' 'es-419' 'es-US' 'et' 'eu' 'fa' 'fi' 'fr' 'fr-CA' 'gl' 'gu' 'hi' 'hr' 'hu' 'hy' 'in' 'is' 'it' 'iw' 'ja' 'ka' 'kk' 'km' 'kn' 'ko' 'ky' 'lo' 'lt' 'lv' 'mk' 'ml' 'mn' 'mr' 'ms' 'my' 'nb' 'ne' 'nl' 'or' 'pa' 'pl' 'pt' 'pt-BR' 'pt-PT' 'ro' 'ru' 'si' 'sk' 'sl' 'sq' 'sr' 'sr-Latn' 'sv' 'sw' 'ta' 'te' 'th' 'tl' 'tr' 'uk' 'ur' 'uz' 'vi' 'zh-CN' 'zh-HK' 'zh-TW' 'zu'</text:p>
            </text:list-item>
            <text:list-item>
              <text:p text:style-name="P79">densities: '160' '240' '320' '480' '640' '65534'</text:p>
            </text:list-item>
            <text:list-item>
              <text:p text:style-name="P80">native-code: 'arm64-v8a' 'armeabi-v7a</text:p>
              <text:p text:style-name="P80"/>
              <text:p text:style-name="P81"><text:line-break/></text:p>
            </text:list-item>
          </text:list>
        </text:list-item>
      </text:list>
      <text:list xml:id="list216675158" text:style-name="L17">
        <text:list-item>
          <text:p text:style-name="P130">Once you have verified that the device or emulator is recognized, run the following command to list all the installed packages on the device or emulator:</text:p>
        </text:list-item>
        <text:list-item>
          <text:p text:style-name="P126"><text:soft-page-break/><text:span text:style-name="Source_20_Text"><text:span text:style-name="T34">adb shell pm list packages</text:span></text:span></text:p>
          <text:p text:style-name="P98"/>
        </text:list-item>
      </text:list>
      <text:p text:style-name="P16"/>
      <text:p text:style-name="P16"/>
      <text:p text:style-name="P24">APKTOOL</text:p>
      <text:p text:style-name="P24"/>
      <text:list xml:id="list989383500" text:style-name="L18">
        <text:list-item>
          <text:p text:style-name="P99"><text:span text:style-name="T27">A tool for reverse engineering 3rd party, closed, binary Android apps</text:span><text:span text:style-name="T26">. It can decode resources to nearly original form and rebuild them after making some modifications.</text:span> </text:p>
        </text:list-item>
        <text:list-item>
          <text:p text:style-name="P120"><text:span text:style-name="T34">To download apk tool go to </text:span><text:a xlink:type="simple" xlink:href="https://github.com/iBotPeaches/Apktool" text:style-name="Internet_20_link" text:visited-style-name="Visited_20_Internet_20_Link"><text:span text:style-name="T34">https://github.com/iBotPeaches/Apktool</text:span></text:a><text:span text:style-name="T34"> </text:span></text:p>
        </text:list-item>
        <text:list-item>
          <text:p text:style-name="P99">After opening- Go to scripts-windows-open apktool.bat and copy the code in notepad and save the file with apktool.bat</text:p>
        </text:list-item>
        <text:list-item>
          <text:p text:style-name="P99">In gitbut scroll down-goto downloads- download the latest version.</text:p>
        </text:list-item>
        <text:list-item>
          <text:p text:style-name="P99">Save the above two files in apktool floder.</text:p>
        </text:list-item>
        <text:list-item>
          <text:p text:style-name="P99">Next open the environmental variables, goto path-locate the apktool floder and enter ok</text:p>
        </text:list-item>
        <text:list-item>
          <text:p text:style-name="P99">Now in command prompt type- <text:s/>apk --version </text:p>
        </text:list-item>
        <text:list-item>
          <text:p text:style-name="P131"><text:span text:style-name="T34">To check the export status of the </text:span><text:span text:style-name="Source_20_Text"><text:span text:style-name="T34">MainActivity</text:span></text:span><text:span text:style-name="T34"> component of the </text:span><text:span text:style-name="Source_20_Text"><text:span text:style-name="T34">dk.resound.smart3d</text:span></text:span><text:span text:style-name="T34"> application, you can inspect the application's manifest file. Here's how you can do it:</text:span></text:p>
          <text:p text:style-name="P129"><text:span text:style-name="T34">Locate the APK file: Find the APK file of the </text:span><text:span text:style-name="Source_20_Text"><text:span text:style-name="T34">dk.resound.smart3d</text:span></text:span><text:span text:style-name="T34"> application. This is typically the installation package file with the </text:span><text:span text:style-name="Source_20_Text"><text:span text:style-name="T34">.apk</text:span></text:span><text:span text:style-name="T34"> extension. If you don't have the APK file, you may need to obtain it from the application developer or an authorized source.</text:span></text:p>
          <text:p text:style-name="P132">Extract the manifest file: The manifest file contains important information about the application, including its components and permissions. To extract the manifest file from the APK, you can use a tool like APKTool or JADX. Here's an example using APKTool:</text:p>
          <text:p text:style-name="P129"><text:span text:style-name="T34">a. Download and install APKTool: Visit the official APKTool repository (</text:span><text:a xlink:type="simple" xlink:href="https://github.com/iBotPeaches/Apktool" office:target-frame-name="_new" xlink:show="replace" text:style-name="Internet_20_link" text:visited-style-name="Visited_20_Internet_20_Link"><text:span text:style-name="T34">https://github.com/iBotPeaches/Apktool</text:span></text:a><text:span text:style-name="T34">) and follow the instructions to download and install the tool on your machine.</text:span></text:p>
          <text:p text:style-name="P132">b. Open a command prompt or terminal: Launch a command prompt or terminal window on your machine.</text:p>
          <text:p text:style-name="P132">c. Run the APKTool command: Navigate to the directory where you downloaded the APK file and run the following command:</text:p>
        </text:list-item>
      </text:list>
      <text:p text:style-name="P60"><text:soft-page-break/><text:span text:style-name="Source_20_Text"><text:span text:style-name="T34"><text:s text:c="3"/>apktool d C:\Users\I-Ray\AppData\Local\Android\Sdk\platform-tools\dk.resound.smart3d-Signed.apk</text:span></text:span></text:p>
      <text:p text:style-name="P17"/>
      <text:p text:style-name="P17"/>
      <text:p text:style-name="P18"/>
      <text:p text:style-name="P18"/>
      <text:p text:style-name="P18"/>
      <text:p text:style-name="P18"/>
      <text:p text:style-name="P18"/>
      <text:p text:style-name="P18"/>
      <text:p text:style-name="P26">AUTOMATION ON REAL DEVICES</text:p>
      <text:p text:style-name="P26"/>
      <text:list xml:id="list2375723795" text:style-name="L19">
        <text:list-item>
          <text:p text:style-name="P100">For connecting real devices, Initially open the phone, goto settings-open a developer option orelse go to about phone-software information-press repeatedly 4 times on build-it enables the developer option, then on the developer option and enable the usb debugging.</text:p>
        </text:list-item>
        <text:list-item>
          <text:p text:style-name="P100">Now open the UI automator on C:\Users\I-Ray\AppData\Local\Android\Sdk\tools\bin\uiautomatorviewer.</text:p>
        </text:list-item>
        <text:list-item>
          <text:p text:style-name="P100">Now open the particular app and then open the app and take screenshot on uiautomatar.</text:p>
        </text:list-item>
        <text:list-item>
          <text:p text:style-name="P100">Now open appium server and connect with the server.</text:p>
        </text:list-item>
        <text:list-item>
          <text:p text:style-name="P100">Open the visual studio-execute the code and perform the actions.</text:p>
        </text:list-item>
      </text:list>
      <text:p text:style-name="P18"/>
      <text:p text:style-name="P29">Important Hooks</text:p>
      <text:list xml:id="list2572548077" text:style-name="L20">
        <text:list-item>
          <text:p text:style-name="P101">BeforeFeature</text:p>
        </text:list-item>
        <text:list-item>
          <text:p text:style-name="P101">AfterFeature</text:p>
        </text:list-item>
      </text:list>
      <text:p text:style-name="P19"/>
      <text:list xml:id="list174846284150063" text:continue-numbering="true" text:style-name="L20">
        <text:list-item>
          <text:p text:style-name="P101">BeforeScenario</text:p>
        </text:list-item>
        <text:list-item>
          <text:p text:style-name="P101">AfterScenario</text:p>
        </text:list-item>
      </text:list>
      <text:p text:style-name="P19"/>
      <text:list xml:id="list174846715339104" text:continue-numbering="true" text:style-name="L20">
        <text:list-item>
          <text:p text:style-name="P102">BeforeScenario Tag Based</text:p>
        </text:list-item>
        <text:list-item>
          <text:p text:style-name="P102">AfterScenario Tag Based</text:p>
        </text:list-item>
      </text:list>
      <text:p text:style-name="P20"/>
      <text:list xml:id="list174847224279936" text:continue-numbering="true" text:style-name="L20">
        <text:list-item>
          <text:p text:style-name="P102">BeforeStep</text:p>
        </text:list-item>
        <text:list-item>
          <text:p text:style-name="P102"><text:soft-page-break/>AfterStep</text:p>
        </text:list-item>
      </text:list>
      <text:p text:style-name="P20"/>
      <text:list xml:id="list174847792701700" text:continue-numbering="true" text:style-name="L20">
        <text:list-item>
          <text:p text:style-name="P102">BeforeTestRun</text:p>
        </text:list-item>
        <text:list-item>
          <text:p text:style-name="P102">AfterTestRun</text:p>
        </text:list-item>
      </text:list>
      <text:p text:style-name="P18"/>
      <text:p text:style-name="P18"/>
      <text:p text:style-name="P30">Working on the Smart3D app Specflow</text:p>
      <text:list xml:id="list3473826484" text:style-name="L21">
        <text:list-item>
          <text:p text:style-name="P103">open the visual studio, select the speckflow and create with nunit project.</text:p>
        </text:list-item>
        <text:list-item>
          <text:p text:style-name="P103">Save the project as Smart-3D</text:p>
        </text:list-item>
        <text:list-item>
          <text:p text:style-name="P103"><text:span text:style-name="T28">In feature file,goto add and open the new item, then select the feature file for specflow. In that write the name of the feature. Scenario of the content and write the given conditions.</text:span> </text:p>
        </text:list-item>
      </text:list>
      <text:p text:style-name="P16"/>
      <text:p text:style-name="P19"/>
      <text:p text:style-name="P16"/>
      <text:p text:style-name="P16"/>
      <text:list xml:id="list174846523913118" text:continue-numbering="true" text:style-name="L21">
        <text:list-item>
          <text:p text:style-name="P104">For creating hooks, create folder and name it as <text:span text:style-name="T29">hooks</text:span>. In side a folder create a class called new item and select <text:span text:style-name="T29">specFlow</text:span> and specify the specFlow hooks and specify the class name as <text:span text:style-name="T29">Hooks.cs</text:span><text:span text:style-name="T30">. Now open the hooks class for launching the browser and closing the browser. </text:span></text:p>
        </text:list-item>
        <text:list-item>
          <text:p text:style-name="P114">In hooks we learn, how to maintain and manage driver from the hooks. Basically, it will reduce the duplicate code and it saves the execution time.</text:p>
        </text:list-item>
        <text:list-item>
          <text:p text:style-name="P104"><text:span text:style-name="T30">RegisterInstanceAs- </text:span><text:span text:style-name="T31">store the driver</text:span></text:p>
        </text:list-item>
        <text:list-item>
          <text:p text:style-name="P115">Resolve- get the driver.</text:p>
        </text:list-item>
        <text:list-item>
          <text:p text:style-name="P116">After implementing the hooks for launching and closing the driver. We have to write to a logic, how we can get a particular driver object in our step definition class.</text:p>
        </text:list-item>
        <text:list-item>
          <text:p text:style-name="P117">In step definition, we have to define the constructor, which will accept the driver object.</text:p>
          <text:p text:style-name="P117"><text:s/></text:p>
          <text:p text:style-name="P105"><text:span text:style-name="T16">public</text:span> <text:span text:style-name="T17">Smart3DStepDefinitions</text:span>(AndroidDriver&lt;AndroidElement&gt; driver)</text:p>
          <text:p text:style-name="P94"><text:s text:c="8"/>{</text:p>
          <text:p text:style-name="P76"><text:span text:style-name="T9"><text:s text:c="12"/></text:span><text:span text:style-name="T13">this</text:span><text:span text:style-name="T9">.driver = driver;</text:span></text:p>
          <text:p text:style-name="P105"><text:s text:c="8"/>}</text:p>
        </text:list-item>
        <text:list-item>
          <text:p text:style-name="P106">After implementing the hooks concept. We get output like</text:p>
          <text:p text:style-name="P106"/>
          <text:p text:style-name="P106"/>
          <text:p text:style-name="P106"><text:soft-page-break/><text:span text:style-name="T32">Standard Output: </text:span><text:line-break/>Running inside tagged hooks in specflow <text:s text:c="2"/>--------- <text:span text:style-name="T38">tagged based hooks</text:span></text:p>
        </text:list-item>
        <text:list-item>
          <text:p text:style-name="P106">Given open the app.</text:p>
        </text:list-item>
        <text:list-item>
          <text:p text:style-name="P106">-&gt; done: Smart3DStepDefinitions.GivenOpenTheApp() (0.0s)</text:p>
        </text:list-item>
        <text:list-item>
          <text:p text:style-name="P106">When click on the take me to demo app</text:p>
        </text:list-item>
        <text:list-item>
          <text:p text:style-name="P106">-&gt; done: Smart3DStepDefinitions.WhenClickOnTheTakeMeToDemoApp() (5.1s)</text:p>
        </text:list-item>
        <text:list-item>
          <text:p text:style-name="P106">And opens the app displays the popup button and click on the button.</text:p>
        </text:list-item>
        <text:list-item>
          <text:p text:style-name="P106">-&gt; done: Smart3DStepDefinitions.WhenOpensTheAppDisplaysThePopupButtonAndClickOnTheButton_() (4.2s)</text:p>
        </text:list-item>
        <text:list-item>
          <text:p text:style-name="P106">Then again opens the another popup button and then click on the button.</text:p>
        </text:list-item>
        <text:list-item>
          <text:p text:style-name="P106">-&gt; done: Smart3DStepDefinitions.ThenAgainOpensTheAnotherPopupButtonAndThenClickOnTheButton_() (14.3s)</text:p>
        </text:list-item>
      </text:list>
      <text:p text:style-name="P21"/>
      <text:list xml:id="list174847103003109" text:continue-numbering="true" text:style-name="L21">
        <text:list-item>
          <text:p text:style-name="P107">In this we are specifying pre-conditions in hooks.</text:p>
        </text:list-item>
      </text:list>
      <text:p text:style-name="P22"/>
      <text:p text:style-name="P22"/>
      <text:p text:style-name="P22"/>
      <text:p text:style-name="P22"/>
      <text:p text:style-name="P22">In next step, we learn particular contents</text:p>
      <text:p text:style-name="P22"/>
      <text:list xml:id="list1514305186" text:style-name="L22">
        <text:list-item>
          <text:p text:style-name="P108">How to install Extent Reports in specflow Selenium c#.</text:p>
        </text:list-item>
        <text:list-item>
          <text:p text:style-name="P108">create TestResults folder.</text:p>
        </text:list-item>
        <text:list-item>
          <text:p text:style-name="P108">Create extent Report utility class.</text:p>
        </text:list-item>
        <text:list-item>
          <text:p text:style-name="P108">How to implement hooks in specflow selenium c#</text:p>
        </text:list-item>
        <text:list-item>
          <text:p text:style-name="P108">Run the feature file &amp; verify the extent report.html report.</text:p>
        </text:list-item>
      </text:list>
      <text:p text:style-name="P22"/>
      <text:p text:style-name="P23">For creating the Extent Reports</text:p>
      <text:list xml:id="list1026448351" text:style-name="L23">
        <text:list-item>
          <text:p text:style-name="P109">Go to manage NuGet packages and install the ExtentRreport</text:p>
        </text:list-item>
        <text:list-item>
          <text:p text:style-name="P109"><text:s text:c="4"/>_extentReports.Flush(); <text:s text:c="3"/>---- <text:span text:style-name="T39">creating logs in the html report</text:span></text:p>
        </text:list-item>
      </text:list>
      <text:p text:style-name="P23"/>
      <text:p text:style-name="P31"/>
      <text:p text:style-name="P31"><text:soft-page-break/><text:span text:style-name="T39">A</text:span>ppium inspector</text:p>
      <text:list xml:id="list2126150858" text:style-name="L24">
        <text:list-item>
          <text:p text:style-name="P110">Open cmd and type appium</text:p>
        </text:list-item>
        <text:list-item>
          <text:p text:style-name="P110">Now open the appium inspector. In appium server, give</text:p>
          <text:list>
            <text:list-header>
              <text:p text:style-name="P110">Remote Host:- 127.0.0.1</text:p>
              <text:p text:style-name="P110">Remote Port- 4723</text:p>
              <text:p text:style-name="P110">Remote path- <text:span text:style-name="T40">wd/hub</text:span></text:p>
            </text:list-header>
          </text:list>
        </text:list-item>
        <text:list-item>
          <text:p text:style-name="P111">Now give the particular desired capabilities</text:p>
          <text:list>
            <text:list-header>
              <text:p text:style-name="P111">platformName- Android</text:p>
            </text:list-header>
          </text:list>
        </text:list-item>
        <text:list-item>
          <text:p text:style-name="P111">After completing the desired capabilities, start the session</text:p>
        </text:list-item>
        <text:list-item>
          <text:p text:style-name="P111">It will display the Home screen of Andriod.</text:p>
        </text:list-item>
      </text:list>
      <text:p text:style-name="P32"/>
      <text:p text:style-name="P27"/>
      <text:p text:style-name="P121">Page Object Model – specflow</text:p>
      <text:list xml:id="list1830846348" text:style-name="L25">
        <text:list-item>
          <text:p text:style-name="P112">Page object model is a design pattern to create an object repository for web page elements.</text:p>
        </text:list-item>
        <text:list-item>
          <text:p text:style-name="P112">For every web page there will be a corresponding page class.</text:p>
        </text:list-item>
        <text:list-item>
          <text:p text:style-name="P112">Page class contains all the web page elements of that page &amp; also it contains page methods which perform operations on those web elements.</text:p>
        </text:list-item>
      </text:list>
      <text:p text:style-name="P118">Advantages &amp; Disadvantages</text:p>
      <text:list xml:id="list3995677000" text:style-name="L26">
        <text:list-item>
          <text:p text:style-name="P113">Code will be more cleaner &amp; easy to understand</text:p>
        </text:list-item>
        <text:list-item>
          <text:p text:style-name="P113">object repository is independent of test scripts</text:p>
        </text:list-item>
        <text:list-item>
          <text:p text:style-name="P113">Test scripts will be optimized because of elements respective abstraction methods in page class.</text:p>
          <text:p text:style-name="P119">Disadvantages</text:p>
        </text:list-item>
        <text:list-item>
          <text:p text:style-name="P113">Time &amp; Effort</text:p>
        </text:list-item>
        <text:list-item>
          <text:p text:style-name="P113"><text:s/>Specific to pro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6T18:45:37.808000000</meta:creation-date>
    <dc:date>2023-07-04T11:09:59.347000000</dc:date>
    <meta:editing-duration>PT21H13M44S</meta:editing-duration>
    <meta:editing-cycles>25</meta:editing-cycles>
    <meta:generator>Neat_Office/6.2.8.2$Windows_x86 LibreOffice_project/</meta:generator>
    <meta:document-statistic meta:table-count="0" meta:image-count="0" meta:object-count="0" meta:page-count="20" meta:paragraph-count="465" meta:word-count="3106" meta:character-count="24456" meta:non-whitespace-character-count="21713"/>
  </office:meta>
</office:document-meta>
</file>